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9" style:family="table" style:master-page-name="Standard">
      <style:table-properties style:width="6.2701in" style:page-number="0" table:align="margins" style:writing-mode="lr-tb"/>
    </style:style>
    <style:style style:name="Table29.A" style:family="table-column">
      <style:table-column-properties style:column-width="6.2701in" style:rel-column-width="65535*"/>
    </style:style>
    <style:style style:name="Table29.A1" style:family="table-cell">
      <style:table-cell-properties fo:padding="0.0382in" fo:border="0.0007in solid #000000"/>
    </style:style>
    <style:style style:name="Table30" style:family="table">
      <style:table-properties style:width="6in" table:align="left" style:writing-mode="lr-tb"/>
    </style:style>
    <style:style style:name="Table30.A" style:family="table-column">
      <style:table-column-properties style:column-width="6in"/>
    </style:style>
    <style:style style:name="Table30.1" style:family="table-row">
      <style:table-row-properties style:keep-together="true"/>
    </style:style>
    <style:style style:name="Table30.A1" style:family="table-cell">
      <style:table-cell-properties style:vertical-align="middle" fo:background-color="#eeeeee" fo:padding="0in" fo:border="none" style:writing-mode="lr-tb">
        <style:background-image/>
      </style:table-cell-properties>
    </style:style>
    <style:style style:name="Table1" style:family="table">
      <style:table-properties style:width="6in" table:align="left" style:writing-mode="lr-tb"/>
    </style:style>
    <style:style style:name="Table1.A" style:family="table-column">
      <style:table-column-properties style:column-width="6in"/>
    </style:style>
    <style:style style:name="Table1.1" style:family="table-row">
      <style:table-row-properties style:keep-together="true"/>
    </style:style>
    <style:style style:name="Table1.A1" style:family="table-cell">
      <style:table-cell-properties style:vertical-align="middle" fo:background-color="#eeeeee" fo:padding="0in" fo:border="none" style:writing-mode="lr-tb">
        <style:background-image/>
      </style:table-cell-properties>
    </style:style>
    <style:style style:name="Table9" style:family="table">
      <style:table-properties style:width="6in" table:align="left" style:writing-mode="lr-tb"/>
    </style:style>
    <style:style style:name="Table9.A" style:family="table-column">
      <style:table-column-properties style:column-width="6in"/>
    </style:style>
    <style:style style:name="Table9.1" style:family="table-row">
      <style:table-row-properties style:keep-together="true"/>
    </style:style>
    <style:style style:name="Table9.A1" style:family="table-cell">
      <style:table-cell-properties style:vertical-align="middle" fo:background-color="#eeeeee" fo:padding="0in" fo:border="none" style:writing-mode="lr-tb">
        <style:background-image/>
      </style:table-cell-properties>
    </style:style>
    <style:style style:name="Table10" style:family="table">
      <style:table-properties style:width="6in" fo:margin-left="0.5in" table:align="left" style:writing-mode="lr-tb"/>
    </style:style>
    <style:style style:name="Table10.A" style:family="table-column">
      <style:table-column-properties style:column-width="6in"/>
    </style:style>
    <style:style style:name="Table10.1" style:family="table-row">
      <style:table-row-properties style:keep-together="true"/>
    </style:style>
    <style:style style:name="Table10.A1" style:family="table-cell">
      <style:table-cell-properties style:vertical-align="middle" fo:background-color="#eeeeee" fo:padding="0in" fo:border="none" style:writing-mode="lr-tb">
        <style:background-image/>
      </style:table-cell-properties>
    </style:style>
    <style:style style:name="Table11" style:family="table">
      <style:table-properties style:width="6in" fo:margin-left="0.5in" table:align="left" style:writing-mode="lr-tb"/>
    </style:style>
    <style:style style:name="Table11.A" style:family="table-column">
      <style:table-column-properties style:column-width="6in"/>
    </style:style>
    <style:style style:name="Table11.1" style:family="table-row">
      <style:table-row-properties style:keep-together="true"/>
    </style:style>
    <style:style style:name="Table11.A1" style:family="table-cell">
      <style:table-cell-properties style:vertical-align="middle" fo:background-color="#eeeeee" fo:padding="0in" fo:border="none" style:writing-mode="lr-tb">
        <style:background-image/>
      </style:table-cell-properties>
    </style:style>
    <style:style style:name="Table12" style:family="table">
      <style:table-properties style:width="6in" fo:margin-left="0.5in" table:align="left" style:writing-mode="lr-tb"/>
    </style:style>
    <style:style style:name="Table12.A" style:family="table-column">
      <style:table-column-properties style:column-width="6in"/>
    </style:style>
    <style:style style:name="Table12.1" style:family="table-row">
      <style:table-row-properties style:keep-together="true"/>
    </style:style>
    <style:style style:name="Table12.A1" style:family="table-cell">
      <style:table-cell-properties style:vertical-align="middle" fo:background-color="#eeeeee" fo:padding="0in" fo:border="none" style:writing-mode="lr-tb">
        <style:background-image/>
      </style:table-cell-properties>
    </style:style>
    <style:style style:name="Table13" style:family="table">
      <style:table-properties style:width="6in" fo:margin-left="0.5in" table:align="left" style:writing-mode="lr-tb"/>
    </style:style>
    <style:style style:name="Table13.A" style:family="table-column">
      <style:table-column-properties style:column-width="6in"/>
    </style:style>
    <style:style style:name="Table13.1" style:family="table-row">
      <style:table-row-properties style:keep-together="true"/>
    </style:style>
    <style:style style:name="Table13.A1" style:family="table-cell">
      <style:table-cell-properties style:vertical-align="middle" fo:background-color="#eeeeee" fo:padding="0in" fo:border="none" style:writing-mode="lr-tb">
        <style:background-image/>
      </style:table-cell-properties>
    </style:style>
    <style:style style:name="Table16" style:family="table">
      <style:table-properties style:width="5.4375in" fo:margin-left="0.5625in" fo:margin-right="0.2701in" table:align="margins" style:writing-mode="lr-tb"/>
    </style:style>
    <style:style style:name="Table16.A" style:family="table-column">
      <style:table-column-properties style:column-width="5.4375in" style:rel-column-width="65535*"/>
    </style:style>
    <style:style style:name="Table16.1" style:family="table-row">
      <style:table-row-properties style:keep-together="true"/>
    </style:style>
    <style:style style:name="Table16.A1" style:family="table-cell">
      <style:table-cell-properties style:vertical-align="middle" fo:background-color="#eeeeee" fo:padding="0in" fo:border="none" style:writing-mode="lr-tb">
        <style:background-image/>
      </style:table-cell-properties>
    </style:style>
    <style:style style:name="Table2" style:family="table">
      <style:table-properties style:width="6in" table:align="left" style:writing-mode="lr-tb"/>
    </style:style>
    <style:style style:name="Table2.A" style:family="table-column">
      <style:table-column-properties style:column-width="6in"/>
    </style:style>
    <style:style style:name="Table2.1" style:family="table-row">
      <style:table-row-properties style:keep-together="true"/>
    </style:style>
    <style:style style:name="Table2.A1" style:family="table-cell">
      <style:table-cell-properties style:vertical-align="middle" fo:background-color="#eeeeee" fo:padding="0in" fo:border="none" style:writing-mode="lr-tb">
        <style:background-image/>
      </style:table-cell-properties>
    </style:style>
    <style:style style:name="Table3" style:family="table">
      <style:table-properties style:width="6in" table:align="left" style:writing-mode="lr-tb"/>
    </style:style>
    <style:style style:name="Table3.A" style:family="table-column">
      <style:table-column-properties style:column-width="6in"/>
    </style:style>
    <style:style style:name="Table3.1" style:family="table-row">
      <style:table-row-properties style:keep-together="true"/>
    </style:style>
    <style:style style:name="Table3.A1" style:family="table-cell">
      <style:table-cell-properties style:vertical-align="middle" fo:background-color="#eeeeee" fo:padding="0in" fo:border="none" style:writing-mode="lr-tb">
        <style:background-image/>
      </style:table-cell-properties>
    </style:style>
    <style:style style:name="Table4" style:family="table">
      <style:table-properties style:width="6in" table:align="left" style:writing-mode="lr-tb"/>
    </style:style>
    <style:style style:name="Table4.A" style:family="table-column">
      <style:table-column-properties style:column-width="6in"/>
    </style:style>
    <style:style style:name="Table4.1" style:family="table-row">
      <style:table-row-properties style:keep-together="true"/>
    </style:style>
    <style:style style:name="Table4.A1" style:family="table-cell">
      <style:table-cell-properties style:vertical-align="middle" fo:background-color="#eeeeee" fo:padding="0in" fo:border="none" style:writing-mode="lr-tb">
        <style:background-image/>
      </style:table-cell-properties>
    </style:style>
    <style:style style:name="Table5" style:family="table">
      <style:table-properties style:width="6in" table:align="left" style:writing-mode="lr-tb"/>
    </style:style>
    <style:style style:name="Table5.A" style:family="table-column">
      <style:table-column-properties style:column-width="6in"/>
    </style:style>
    <style:style style:name="Table5.1" style:family="table-row">
      <style:table-row-properties style:keep-together="true"/>
    </style:style>
    <style:style style:name="Table5.A1" style:family="table-cell">
      <style:table-cell-properties style:vertical-align="middle" fo:background-color="#eeeeee" fo:padding="0in" fo:border="none" style:writing-mode="lr-tb">
        <style:background-image/>
      </style:table-cell-properties>
    </style:style>
    <style:style style:name="Table6" style:family="table">
      <style:table-properties style:width="6in" table:align="left" style:writing-mode="lr-tb"/>
    </style:style>
    <style:style style:name="Table6.A" style:family="table-column">
      <style:table-column-properties style:column-width="6in"/>
    </style:style>
    <style:style style:name="Table6.1" style:family="table-row">
      <style:table-row-properties style:keep-together="true"/>
    </style:style>
    <style:style style:name="Table6.A1" style:family="table-cell">
      <style:table-cell-properties style:vertical-align="middle" fo:background-color="#eeeeee" fo:padding="0in" fo:border="none" style:writing-mode="lr-tb">
        <style:background-image/>
      </style:table-cell-properties>
    </style:style>
    <style:style style:name="Table7" style:family="table">
      <style:table-properties style:width="6in" table:align="left" style:writing-mode="lr-tb"/>
    </style:style>
    <style:style style:name="Table7.A" style:family="table-column">
      <style:table-column-properties style:column-width="6in"/>
    </style:style>
    <style:style style:name="Table7.1" style:family="table-row">
      <style:table-row-properties style:keep-together="true"/>
    </style:style>
    <style:style style:name="Table7.A1" style:family="table-cell">
      <style:table-cell-properties style:vertical-align="middle" fo:background-color="#eeeeee" fo:padding="0in" fo:border="none" style:writing-mode="lr-tb">
        <style:background-image/>
      </style:table-cell-properties>
    </style:style>
    <style:style style:name="Table8" style:family="table">
      <style:table-properties style:width="6in" table:align="left" style:writing-mode="lr-tb"/>
    </style:style>
    <style:style style:name="Table8.A" style:family="table-column">
      <style:table-column-properties style:column-width="6in"/>
    </style:style>
    <style:style style:name="Table8.1" style:family="table-row">
      <style:table-row-properties style:keep-together="true"/>
    </style:style>
    <style:style style:name="Table8.A1" style:family="table-cell">
      <style:table-cell-properties style:vertical-align="middle" fo:background-color="#eeeeee" fo:padding="0in" fo:border="none" style:writing-mode="lr-tb">
        <style:background-image/>
      </style:table-cell-properties>
    </style:style>
    <style:style style:name="Table18" style:family="table">
      <style:table-properties style:width="6in" table:align="left" style:writing-mode="lr-tb"/>
    </style:style>
    <style:style style:name="Table18.A" style:family="table-column">
      <style:table-column-properties style:column-width="6in"/>
    </style:style>
    <style:style style:name="Table18.1" style:family="table-row">
      <style:table-row-properties style:keep-together="true"/>
    </style:style>
    <style:style style:name="Table18.A1" style:family="table-cell">
      <style:table-cell-properties style:vertical-align="middle" fo:background-color="#eeeeee" fo:padding="0in" fo:border="none" style:writing-mode="lr-tb">
        <style:background-image/>
      </style:table-cell-properties>
    </style:style>
    <style:style style:name="Table17" style:family="table">
      <style:table-properties style:width="6in" table:align="left" style:writing-mode="lr-tb"/>
    </style:style>
    <style:style style:name="Table17.A" style:family="table-column">
      <style:table-column-properties style:column-width="6in"/>
    </style:style>
    <style:style style:name="Table17.1" style:family="table-row">
      <style:table-row-properties style:keep-together="true"/>
    </style:style>
    <style:style style:name="Table17.A1" style:family="table-cell">
      <style:table-cell-properties style:vertical-align="middle" fo:background-color="#eeeeee" fo:padding="0in" fo:border="none" style:writing-mode="lr-tb">
        <style:background-image/>
      </style:table-cell-properties>
    </style:style>
    <style:style style:name="Table23" style:family="table">
      <style:table-properties style:width="6in" table:align="left" style:writing-mode="lr-tb"/>
    </style:style>
    <style:style style:name="Table23.A" style:family="table-column">
      <style:table-column-properties style:column-width="6in"/>
    </style:style>
    <style:style style:name="Table23.1" style:family="table-row">
      <style:table-row-properties style:keep-together="true"/>
    </style:style>
    <style:style style:name="Table23.A1" style:family="table-cell">
      <style:table-cell-properties style:vertical-align="middle" fo:background-color="#eeeeee" fo:padding="0in" fo:border="none" style:writing-mode="lr-tb">
        <style:background-image/>
      </style:table-cell-properties>
    </style:style>
    <style:style style:name="Table24" style:family="table">
      <style:table-properties style:width="6in" table:align="left" style:writing-mode="lr-tb"/>
    </style:style>
    <style:style style:name="Table24.A" style:family="table-column">
      <style:table-column-properties style:column-width="6in"/>
    </style:style>
    <style:style style:name="Table24.1" style:family="table-row">
      <style:table-row-properties style:keep-together="true"/>
    </style:style>
    <style:style style:name="Table24.A1" style:family="table-cell">
      <style:table-cell-properties style:vertical-align="middle" fo:background-color="#eeeeee" fo:padding="0in" fo:border="none" style:writing-mode="lr-tb">
        <style:background-image/>
      </style:table-cell-properties>
    </style:style>
    <style:style style:name="Table14" style:family="table">
      <style:table-properties style:width="6in" table:align="left" style:writing-mode="lr-tb"/>
    </style:style>
    <style:style style:name="Table14.A" style:family="table-column">
      <style:table-column-properties style:column-width="6in"/>
    </style:style>
    <style:style style:name="Table14.1" style:family="table-row">
      <style:table-row-properties style:keep-together="true"/>
    </style:style>
    <style:style style:name="Table14.A1" style:family="table-cell">
      <style:table-cell-properties style:vertical-align="middle" fo:background-color="#eeeeee" fo:padding="0in" fo:border="none" style:writing-mode="lr-tb">
        <style:background-image/>
      </style:table-cell-properties>
    </style:style>
    <style:style style:name="Table15" style:family="table">
      <style:table-properties style:width="6in" table:align="left" style:writing-mode="lr-tb"/>
    </style:style>
    <style:style style:name="Table15.A" style:family="table-column">
      <style:table-column-properties style:column-width="6in"/>
    </style:style>
    <style:style style:name="Table15.1" style:family="table-row">
      <style:table-row-properties style:keep-together="true"/>
    </style:style>
    <style:style style:name="Table15.A1" style:family="table-cell">
      <style:table-cell-properties style:vertical-align="middle" fo:background-color="#eeeeee" fo:padding="0in" fo:border="none" style:writing-mode="lr-tb">
        <style:background-image/>
      </style:table-cell-properties>
    </style:style>
    <style:style style:name="Table20" style:family="table">
      <style:table-properties style:width="6in" table:align="left" style:writing-mode="lr-tb"/>
    </style:style>
    <style:style style:name="Table20.A" style:family="table-column">
      <style:table-column-properties style:column-width="6in"/>
    </style:style>
    <style:style style:name="Table20.1" style:family="table-row">
      <style:table-row-properties style:keep-together="true"/>
    </style:style>
    <style:style style:name="Table20.A1" style:family="table-cell">
      <style:table-cell-properties style:vertical-align="middle" fo:background-color="#eeeeee" fo:padding="0in" fo:border="none" style:writing-mode="lr-tb">
        <style:background-image/>
      </style:table-cell-properties>
    </style:style>
    <style:style style:name="Table21" style:family="table">
      <style:table-properties style:width="6in" table:align="left" style:writing-mode="lr-tb"/>
    </style:style>
    <style:style style:name="Table21.A" style:family="table-column">
      <style:table-column-properties style:column-width="6in"/>
    </style:style>
    <style:style style:name="Table21.1" style:family="table-row">
      <style:table-row-properties style:keep-together="true"/>
    </style:style>
    <style:style style:name="Table21.A1" style:family="table-cell">
      <style:table-cell-properties style:vertical-align="middle" fo:background-color="#eeeeee" fo:padding="0in" fo:border="none" style:writing-mode="lr-tb">
        <style:background-image/>
      </style:table-cell-properties>
    </style:style>
    <style:style style:name="Table22" style:family="table">
      <style:table-properties style:width="6in" table:align="left" style:writing-mode="lr-tb"/>
    </style:style>
    <style:style style:name="Table22.A" style:family="table-column">
      <style:table-column-properties style:column-width="6in"/>
    </style:style>
    <style:style style:name="Table22.1" style:family="table-row">
      <style:table-row-properties style:keep-together="true"/>
    </style:style>
    <style:style style:name="Table22.A1" style:family="table-cell">
      <style:table-cell-properties style:vertical-align="middle" fo:background-color="#eeeeee" fo:padding="0in" fo:border="none" style:writing-mode="lr-tb">
        <style:background-image/>
      </style:table-cell-properties>
    </style:style>
    <style:style style:name="Table26" style:family="table">
      <style:table-properties style:width="6in" table:align="left" style:writing-mode="lr-tb"/>
    </style:style>
    <style:style style:name="Table26.A" style:family="table-column">
      <style:table-column-properties style:column-width="6in"/>
    </style:style>
    <style:style style:name="Table26.1" style:family="table-row">
      <style:table-row-properties style:keep-together="true"/>
    </style:style>
    <style:style style:name="Table26.A1" style:family="table-cell">
      <style:table-cell-properties style:vertical-align="middle" fo:background-color="#eeeeee" fo:padding="0in" fo:border="none" style:writing-mode="lr-tb">
        <style:background-image/>
      </style:table-cell-properties>
    </style:style>
    <style:style style:name="Table27" style:family="table">
      <style:table-properties style:width="6in" table:align="left" style:writing-mode="lr-tb"/>
    </style:style>
    <style:style style:name="Table27.A" style:family="table-column">
      <style:table-column-properties style:column-width="6in"/>
    </style:style>
    <style:style style:name="Table27.1" style:family="table-row">
      <style:table-row-properties style:keep-together="true"/>
    </style:style>
    <style:style style:name="Table27.A1" style:family="table-cell">
      <style:table-cell-properties style:vertical-align="middle" fo:background-color="#eeeeee" fo:padding="0in" fo:border="none" style:writing-mode="lr-tb">
        <style:background-image/>
      </style:table-cell-properties>
    </style:style>
    <style:style style:name="Table28" style:family="table">
      <style:table-properties style:width="6in" table:align="left" style:writing-mode="lr-tb"/>
    </style:style>
    <style:style style:name="Table28.A" style:family="table-column">
      <style:table-column-properties style:column-width="6in"/>
    </style:style>
    <style:style style:name="Table28.1" style:family="table-row">
      <style:table-row-properties style:keep-together="true"/>
    </style:style>
    <style:style style:name="Table28.A1" style:family="table-cell">
      <style:table-cell-properties style:vertical-align="middle" fo:background-color="#eeeeee" fo:padding="0in" fo:border="none" style:writing-mode="lr-tb">
        <style:background-image/>
      </style:table-cell-properties>
    </style:style>
    <style:style style:name="P1" style:family="paragraph" style:parent-style-name="Standard">
      <style:paragraph-properties fo:text-align="center" style:justify-single-word="false"/>
      <style:text-properties fo:font-size="24pt" fo:language="en" fo:country="CA" style:text-underline-style="none"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language="en" fo:country="CA"/>
    </style:style>
    <style:style style:name="P3" style:family="paragraph" style:parent-style-name="Contents_20_1">
      <style:paragraph-properties>
        <style:tab-stops>
          <style:tab-stop style:position="6.2701in" style:type="right" style:leader-style="dotted" style:leader-text="."/>
        </style:tab-stops>
      </style:paragraph-properties>
    </style:style>
    <style:style style:name="P4" style:family="paragraph" style:parent-style-name="Contents_20_2">
      <style:paragraph-properties>
        <style:tab-stops>
          <style:tab-stop style:position="6.0736in" style:type="right" style:leader-style="dotted" style:leader-text="."/>
        </style:tab-stops>
      </style:paragraph-properties>
    </style:style>
    <style:style style:name="P5" style:family="paragraph" style:parent-style-name="Heading_20_1">
      <style:paragraph-properties fo:break-before="page"/>
      <style:text-properties fo:language="en" fo:country="CA"/>
    </style:style>
    <style:style style:name="P6" style:family="paragraph" style:parent-style-name="Text_20_body" style:list-style-name="L2"/>
    <style:style style:name="P7" style:family="paragraph" style:parent-style-name="Text_20_body">
      <style:paragraph-properties fo:margin-left="0.5in" fo:margin-right="0in" fo:text-indent="0in" style:auto-text-indent="false"/>
    </style:style>
    <style:style style:name="P8" style:family="paragraph" style:parent-style-name="Text_20_body">
      <style:paragraph-properties fo:margin-left="0.4917in" fo:margin-right="0in" fo:text-indent="0in" style:auto-text-indent="false"/>
    </style:style>
    <style:style style:name="P9" style:family="paragraph" style:parent-style-name="Heading_20_2">
      <style:paragraph-properties fo:margin-top="0.1665in" fo:margin-bottom="0.0417in" fo:orphans="2" fo:widows="2" fo:keep-with-next="always" style:writing-mode="lr-tb"/>
    </style:style>
    <style:style style:name="P10" style:family="paragraph" style:parent-style-name="HTML_20_Preformatted">
      <style:paragraph-properties fo:orphans="2" fo:widows="2"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ourier New" fo:font-size="10pt" fo:language="en" fo:country="CA" style:font-name-asian="Times New Roman" style:font-size-asian="10pt" style:font-name-complex="Courier New" style:font-size-complex="10pt" style:language-complex="ar" style:country-complex="SA"/>
    </style:style>
    <style:style style:name="P11" style:family="paragraph" style:parent-style-name="Text_20_body">
      <style:paragraph-properties fo:margin-top="0in" fo:margin-bottom="0.0835in" fo:orphans="2" fo:widows="2" style:writing-mode="lr-tb"/>
      <style:text-properties fo:font-size="12pt" style:font-size-asian="12pt" style:font-size-complex="12pt"/>
    </style:style>
    <style:style style:name="P12" style:family="paragraph" style:parent-style-name="Normal_20__28_Web_29_">
      <style:text-properties fo:language="en" fo:country="CA"/>
    </style:style>
    <style:style style:name="P13" style:family="paragraph" style:parent-style-name="HTML_20_Preformatted">
      <style:paragraph-properties style:snap-to-layout-grid="false"/>
      <style:text-properties fo:language="en" fo:country="CA"/>
    </style:style>
    <style:style style:name="P14" style:family="paragraph" style:parent-style-name="HTML_20_Preformatted">
      <style:text-properties fo:language="en" fo:country="CA"/>
    </style:style>
    <style:style style:name="P15" style:family="paragraph" style:parent-style-name="Standard">
      <style:text-properties fo:language="en" fo:country="CA"/>
    </style:style>
    <style:style style:name="P16" style:family="paragraph" style:parent-style-name="HTML_20_Preformatted">
      <style:paragraph-properties style:snap-to-layout-grid="false"/>
    </style:style>
    <style:style style:name="P17" style:family="paragraph" style:parent-style-name="Heading_20_2">
      <style:text-properties fo:font-size="13pt" fo:language="en" fo:country="CA" style:font-size-asian="13pt" style:font-size-complex="13pt"/>
    </style:style>
    <style:style style:name="P18" style:family="paragraph" style:parent-style-name="Normal_20__28_Web_29_">
      <style:paragraph-properties fo:margin-left="0.5in" fo:margin-right="0in" fo:text-indent="0in" style:auto-text-indent="false"/>
    </style:style>
    <style:style style:name="P19" style:family="paragraph" style:parent-style-name="Normal_20__28_Web_29_">
      <style:paragraph-properties fo:margin-left="0.5in" fo:margin-right="0in" fo:text-indent="0in" style:auto-text-indent="false"/>
      <style:text-properties fo:language="en" fo:country="CA"/>
    </style:style>
    <style:style style:name="P20" style:family="paragraph" style:parent-style-name="Heading_20_2">
      <style:text-properties fo:language="en" fo:country="CA"/>
    </style:style>
    <style:style style:name="P21" style:family="paragraph" style:parent-style-name="Heading_20_1">
      <style:text-properties fo:language="en" fo:country="CA"/>
    </style:style>
    <style:style style:name="P22" style:family="paragraph" style:parent-style-name="Standard" style:list-style-name="WW8Num3">
      <style:paragraph-properties fo:margin-top="0.1945in" fo:margin-bottom="0in"/>
      <style:text-properties fo:language="en" fo:country="CA"/>
    </style:style>
    <style:style style:name="P23" style:family="paragraph" style:parent-style-name="Standard" style:list-style-name="WW8Num3">
      <style:paragraph-properties fo:margin-top="0in" fo:margin-bottom="0in"/>
      <style:text-properties fo:language="en" fo:country="CA"/>
    </style:style>
    <style:style style:name="P24" style:family="paragraph" style:parent-style-name="Standard" style:list-style-name="WW8Num3">
      <style:paragraph-properties fo:margin-top="0in" fo:margin-bottom="0.1945in" fo:orphans="2" fo:widows="2" style:writing-mode="lr-tb"/>
      <style:text-properties style:use-window-font-color="true" style:font-name="Times New Roman" fo:font-size="12pt" fo:language="en" fo:country="CA" style:font-name-asian="Times New Roman" style:font-size-asian="12pt" style:font-name-complex="Times New Roman" style:font-size-complex="12pt" style:language-complex="ar" style:country-complex="SA"/>
    </style:style>
    <style:style style:name="P25" style:family="paragraph" style:parent-style-name="Text_20_body">
      <style:text-properties style:font-name="Trebuchet MS" fo:font-size="10pt" fo:font-weight="bold" style:font-weight-asian="bold" style:font-weight-complex="bold"/>
    </style:style>
    <style:style style:name="P26" style:family="paragraph" style:parent-style-name="Text_20_body">
      <style:text-properties style:font-name="Trebuchet MS" fo:font-size="10pt" fo:font-weight="normal" style:font-weight-asian="normal" style:font-weight-complex="normal"/>
    </style:style>
    <style:style style:name="P27" style:family="paragraph" style:parent-style-name="Text_20_body">
      <style:text-properties style:font-name="Trebuchet MS" fo:font-size="10pt" fo:language="en" fo:country="CA" fo:font-style="normal" style:font-style-asian="normal" style:font-style-complex="normal"/>
    </style:style>
    <style:style style:name="P28" style:family="paragraph" style:parent-style-name="Text_20_body">
      <style:text-properties style:font-name="Trebuchet MS" fo:font-size="10pt" fo:font-style="normal" style:font-style-asian="normal" style:font-style-complex="normal"/>
    </style:style>
    <style:style style:name="P29" style:family="paragraph" style:parent-style-name="Standard" style:list-style-name="L3">
      <style:paragraph-properties fo:margin-top="0.1945in" fo:margin-bottom="0in"/>
    </style:style>
    <style:style style:name="P30" style:family="paragraph" style:parent-style-name="Standard" style:list-style-name="WW8Num1">
      <style:paragraph-properties fo:margin-top="0in" fo:margin-bottom="0in"/>
      <style:text-properties fo:language="en" fo:country="CA"/>
    </style:style>
    <style:style style:name="P31" style:family="paragraph" style:parent-style-name="Standard" style:list-style-name="WW8Num1">
      <style:paragraph-properties fo:margin-top="0in" fo:margin-bottom="0.1945in"/>
      <style:text-properties fo:language="en" fo:country="CA"/>
    </style:style>
    <style:style style:name="P32" style:family="paragraph" style:parent-style-name="Standard" style:list-style-name="L4">
      <style:paragraph-properties fo:margin-top="0.1945in" fo:margin-bottom="0in"/>
    </style:style>
    <style:style style:name="P33" style:family="paragraph" style:parent-style-name="Standard" style:list-style-name="WW8Num1">
      <style:paragraph-properties fo:margin-top="0in" fo:margin-bottom="0in"/>
    </style:style>
    <style:style style:name="P34" style:family="paragraph" style:parent-style-name="Standard" style:list-style-name="WW8Num1">
      <style:paragraph-properties fo:margin-top="0in" fo:margin-bottom="0.1945in"/>
    </style:style>
    <style:style style:name="P35" style:family="paragraph" style:parent-style-name="Normal_20__28_Web_29_">
      <style:paragraph-properties fo:margin-left="0.5in" fo:margin-right="0in" fo:text-indent="0in" style:auto-text-indent="false"/>
      <style:text-properties style:text-underline-style="solid" style:text-underline-width="auto" style:text-underline-color="font-color"/>
    </style:style>
    <style:style style:name="P36" style:family="paragraph" style:parent-style-name="Normal_20__28_Web_29_">
      <style:paragraph-properties fo:margin-left="0in" fo:margin-right="0in" fo:text-indent="0in" style:auto-text-indent="false"/>
    </style:style>
    <style:style style:name="P37" style:family="paragraph" style:parent-style-name="Normal_20__28_Web_29_" style:list-style-name="L5">
      <style:paragraph-properties fo:margin-left="0in" fo:margin-right="0in" fo:text-indent="0in" style:auto-text-indent="false"/>
    </style:style>
    <style:style style:name="P38" style:family="paragraph" style:parent-style-name="Text_20_body">
      <style:text-properties fo:language="en" fo:country="CA"/>
    </style:style>
    <style:style style:name="P39" style:family="paragraph" style:parent-style-name="Heading_20_1">
      <style:paragraph-properties fo:break-before="page"/>
    </style:style>
    <style:style style:name="P40" style:family="paragraph" style:parent-style-name="HTML_20_Preformatted">
      <style:paragraph-properties fo:orphans="2" fo:widows="2"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1" style:family="paragraph" style:parent-style-name="Heading_20_1">
      <style:paragraph-properties fo:break-before="page"/>
      <style:text-properties style:use-window-font-color="true" style:font-name="Arial" fo:font-size="16pt" fo:language="fr" fo:country="CA" fo:font-weight="bold" style:letter-kerning="true" style:font-name-asian="Times New Roman" style:font-size-asian="16pt" style:font-weight-asian="bold" style:font-name-complex="Arial" style:font-size-complex="16pt" style:language-complex="ar" style:country-complex="SA" style:font-weight-complex="bold"/>
    </style:style>
    <style:style style:name="P42" style:family="paragraph" style:parent-style-name="Standard">
      <style:paragraph-properties fo:orphans="2" fo:widows="2" style:writing-mode="lr-tb"/>
      <style:text-properties fo:font-size="10.5pt" style:font-size-asian="10.5pt" style:font-size-complex="10.5pt"/>
    </style:style>
    <style:style style:name="P43" style:family="paragraph" style:parent-style-name="Standard">
      <style:paragraph-properties fo:orphans="2" fo:widows="2" style:writing-mode="lr-tb"/>
      <style:text-properties style:use-window-font-color="true" style:font-name="Times New Roman" fo:font-size="10.5pt" fo:language="en" fo:country="CA" style:font-name-asian="Times New Roman" style:font-size-asian="10.5pt" style:font-name-complex="Times New Roman" style:font-size-complex="10.5pt" style:language-complex="ar" style:country-complex="SA"/>
    </style:style>
    <style:style style:name="P44" style:family="paragraph" style:parent-style-name="Standard">
      <style:paragraph-properties fo:orphans="2" fo:widows="2" style:writing-mode="lr-tb"/>
    </style:style>
    <style:style style:name="P45" style:family="paragraph" style:parent-style-name="Contents_20_2">
      <style:paragraph-properties fo:margin-left="0in" fo:margin-right="0in" fo:text-indent="0in" style:auto-text-indent="false"/>
    </style:style>
    <style:style style:name="T1" style:family="text">
      <style:text-properties style:font-name="Trebuchet MS" fo:font-size="10pt"/>
    </style:style>
    <style:style style:name="T2" style:family="text">
      <style:text-properties style:use-window-font-color="true" style:font-name="Courier New1" fo:font-size="10pt" fo:language="fr" fo:country="CA" fo:font-style="normal" fo:font-weight="normal" style:font-name-asian="Times New Roman" style:font-size-asian="12pt" style:font-name-complex="Times New Roman" style:font-size-complex="12pt" style:language-complex="ar" style:country-complex="SA"/>
    </style:style>
    <style:style style:name="T3" style:family="text">
      <style:text-properties style:use-window-font-color="true" style:font-name="Times New Roman" fo:font-size="12pt" fo:language="fr" fo:country="CA" style:font-name-asian="Times New Roman" style:font-size-asian="12pt" style:font-name-complex="Times New Roman" style:font-size-complex="12pt" style:language-complex="ar" style:country-complex="SA"/>
    </style:style>
    <style:style style:name="T4" style:family="text" style:parent-style-name="quote">
      <style:text-properties style:font-name="Trebuchet MS" fo:font-size="10pt" fo:language="en" fo:country="CA"/>
    </style:style>
    <style:style style:name="T5" style:family="text">
      <style:text-properties style:font-name="Trebuchet MS" fo:font-size="10pt" fo:language="en" fo:country="CA"/>
    </style:style>
    <style:style style:name="T6" style:family="text" style:parent-style-name="HTML_20_Typewriter">
      <style:text-properties style:font-name="Trebuchet MS" fo:font-size="10pt" fo:language="en" fo:country="CA"/>
    </style:style>
    <style:style style:name="T7" style:family="text" style:parent-style-name="emphasis">
      <style:text-properties style:font-name="Trebuchet MS" fo:font-size="10pt" fo:language="en" fo:country="CA" fo:font-style="italic" style:font-style-asian="italic" style:font-style-complex="italic"/>
    </style:style>
    <style:style style:name="T8" style:family="text">
      <style:text-properties style:use-window-font-color="true" style:font-name="Arial" fo:font-size="14pt" fo:language="fr" fo:country="CA"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T9" style:family="text">
      <style:text-properties fo:font-style="italic"/>
    </style:style>
    <style:style style:name="T10" style:family="text">
      <style:text-properties fo:font-size="8pt" style:font-size-asian="8pt" style:font-size-complex="8pt"/>
    </style:style>
    <style:style style:name="T11" style:family="text">
      <style:text-properties style:use-window-font-color="true" style:font-name="Times New Roman" fo:language="fr" fo:country="CA" style:font-name-asian="Times New Roman" style:font-name-complex="Times New Roman" style:language-complex="ar" style:country-complex="SA"/>
    </style:style>
    <style:style style:name="T12" style:family="text">
      <style:text-properties fo:language="en" fo:country="CA"/>
    </style:style>
    <style:style style:name="T13" style:family="text" style:parent-style-name="quote">
      <style:text-properties fo:language="en" fo:country="CA"/>
    </style:style>
    <style:style style:name="T14" style:family="text" style:parent-style-name="HTML_20_Code">
      <style:text-properties fo:color="#000000" fo:language="en" fo:country="CA"/>
    </style:style>
    <style:style style:name="T15" style:family="text" style:parent-style-name="HTML_20_Code">
      <style:text-properties fo:color="#0000bb" fo:language="en" fo:country="CA"/>
    </style:style>
    <style:style style:name="T16" style:family="text" style:parent-style-name="HTML_20_Code">
      <style:text-properties fo:color="#666666" fo:language="en" fo:country="CA"/>
    </style:style>
    <style:style style:name="T17" style:family="text" style:parent-style-name="HTML_20_Code">
      <style:text-properties fo:color="#666666"/>
    </style:style>
    <style:style style:name="T18" style:family="text" style:parent-style-name="HTML_20_Code">
      <style:text-properties fo:color="#7f007f"/>
    </style:style>
    <style:style style:name="T19" style:family="text" style:parent-style-name="HTML_20_Code">
      <style:text-properties fo:color="#0000bb"/>
    </style:style>
    <style:style style:name="T20" style:family="text" style:parent-style-name="Internet_20_link">
      <style:text-properties fo:language="en" fo:country="CA"/>
    </style:style>
    <style:style style:name="T21" style:family="text" style:parent-style-name="HTML_20_Typewriter">
      <style:text-properties fo:language="en" fo:country="CA"/>
    </style:style>
    <style:style style:name="T22" style:family="text" style:parent-style-name="emphasis">
      <style:text-properties fo:language="en" fo:country="CA" fo:font-style="italic" style:font-style-asian="italic" style:font-style-complex="italic"/>
    </style:style>
    <style:style style:name="T23" style:family="text">
      <style:text-properties fo:language="en" fo:country="CA" fo:font-weight="bold" style:font-weight-asian="bold" style:font-weight-complex="bold"/>
    </style:style>
    <style:style style:name="T24" style:family="text" style:parent-style-name="HTML_20_Code">
      <style:text-properties fo:language="en" fo:country="CA"/>
    </style:style>
    <style:style style:name="T25" style:family="text" style:parent-style-name="HTML_20_Code">
      <style:text-properties fo:color="#0000bb" style:font-name="Courier New" fo:font-size="10pt" fo:language="en" fo:country="CA" style:font-size-asian="10pt" style:font-name-complex="Courier New" style:font-size-complex="10pt"/>
    </style:style>
    <style:style style:name="T26" style:family="text" style:parent-style-name="HTML_20_Code">
      <style:text-properties fo:color="#7f007f" fo:language="en" fo:country="CA"/>
    </style:style>
    <style:style style:name="T27" style:family="text" style:parent-style-name="HTML_20_Code">
      <style:text-properties fo:color="#007f00" fo:language="en" fo:country="CA"/>
    </style:style>
    <style:style style:name="T28" style:family="text" style:parent-style-name="HTML_20_Code">
      <style:text-properties fo:color="#0000bb" style:font-name="Courier New" fo:font-size="10pt" fo:language="en" fo:country="CA" style:font-name-asian="Times New Roman" style:font-size-asian="10pt" style:font-name-complex="Courier New" style:font-size-complex="10pt" style:language-complex="ar" style:country-complex="SA"/>
    </style:style>
    <style:style style:name="T29" style:family="text">
      <style:text-properties fo:font-weight="bold" style:font-weight-asian="bold" style:font-weight-complex="bold"/>
    </style:style>
    <style:style style:name="T30" style:family="text">
      <style:text-properties fo:color="#0000bb" style:font-name="Courier New" fo:font-size="10pt" style:font-size-asian="10pt" style:font-name-complex="Courier New" style:font-size-complex="10pt"/>
    </style:style>
    <style:style style:name="T31" style:family="text" style:parent-style-name="HTML_20_Code">
      <style:text-properties fo:color="#007700"/>
    </style:style>
    <style:style style:name="T32" style:family="text" style:parent-style-name="HTML_20_Code">
      <style:text-properties fo:color="#dd0000"/>
    </style:style>
    <style:style style:name="T33" style:family="text">
      <style:text-properties fo:color="#007700" style:font-name="Courier New" fo:font-size="10pt" style:font-size-asian="10pt" style:font-name-complex="Courier New" style:font-size-complex="10pt"/>
    </style:style>
    <style:style style:name="T34" style:family="text" style:parent-style-name="HTML_20_Code">
      <style:text-properties fo:color="#007700" fo:language="en" fo:country="CA"/>
    </style:style>
    <style:style style:name="T35" style:family="text" style:parent-style-name="HTML_20_Code">
      <style:text-properties fo:color="#007700" style:font-name="Courier New" fo:font-size="10pt" fo:language="en" fo:country="CA" style:font-size-asian="10pt" style:font-name-complex="Courier New" style:font-size-complex="10pt"/>
    </style:style>
    <style:style style:name="T36" style:family="text">
      <style:text-properties style:use-window-font-color="true" style:font-name="Times New Roman" fo:language="en" fo:country="CA" style:font-name-asian="Times New Roman" style:font-name-complex="Times New Roman" style:language-complex="ar" style:country-complex="SA"/>
    </style:style>
    <style:style style:name="T37" style:family="text" style:parent-style-name="HTML_20_Code">
      <style:text-properties style:use-window-font-color="true" style:font-name="Times New Roman" fo:font-size="10.5pt" fo:language="en" fo:country="CA" style:font-name-asian="Times New Roman" style:font-size-asian="10.5pt" style:font-name-complex="Times New Roman" style:font-size-complex="10.5pt" style:language-complex="ar" style:country-complex="SA"/>
    </style:style>
    <style:style style:name="T38" style:family="text" style:parent-style-name="HTML_20_Code">
      <style:text-properties style:use-window-font-color="true" style:font-name="Courier New" fo:font-size="10pt" fo:language="en" fo:country="CA" fo:font-weight="bold" style:font-name-asian="Times New Roman" style:font-size-asian="10pt" style:font-weight-asian="bold" style:font-name-complex="Courier New" style:font-size-complex="10pt" style:language-complex="ar" style:country-complex="SA" style:font-weight-complex="bold"/>
    </style:style>
    <style:style style:name="T39" style:family="text">
      <style:text-properties fo:color="#0000bb" style:font-name="Courier New" fo:font-size="10pt" fo:language="en" fo:country="CA" style:font-size-asian="10pt" style:font-name-complex="Courier New" style:font-size-complex="10pt"/>
    </style:style>
    <style:style style:name="T40" style:family="text">
      <style:text-properties fo:color="#007700" style:font-name="Courier New" fo:font-size="10pt" fo:language="en" fo:country="CA" style:font-size-asian="10pt" style:font-name-complex="Courier New" style:font-size-complex="10pt"/>
    </style:style>
    <style:style style:name="T41" style:family="text" style:parent-style-name="HTML_20_Code">
      <style:text-properties fo:color="#ff8000" fo:language="en" fo:country="CA"/>
    </style:style>
    <style:style style:name="T42" style:family="text" style:parent-style-name="HTML_20_Code">
      <style:text-properties fo:color="#ff8000" style:font-name="Courier New" fo:font-size="10pt" fo:language="en" fo:country="CA" style:font-size-asian="10pt" style:font-name-complex="Courier New" style:font-size-complex="10pt"/>
    </style:style>
    <style:style style:name="T43" style:family="text" style:parent-style-name="HTML_20_Code">
      <style:text-properties fo:color="#dd0000" fo:language="en" fo:country="CA"/>
    </style:style>
    <style:style style:name="T44" style:family="text" style:parent-style-name="HTML_20_Code">
      <style:text-properties fo:language="en" fo:country="CA" fo:font-style="italic" style:font-style-asian="italic" style:font-style-complex="italic"/>
    </style:style>
    <style:style style:name="T45" style:family="text" style:parent-style-name="Strong_20_Emphasis">
      <style:text-properties fo:language="en" fo:country="CA"/>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9" table:style-name="Table29">
        <table:table-column table:style-name="Table29.A"/>
        <table:table-header-rows>
          <table:table-row>
            <table:table-cell table:style-name="Table29.A1" office:value-type="string">
              <text:p text:style-name="P1">CODING STANDARDS</text:p>
            </table:table-cell>
          </table:table-row>
        </table:table-header-rows>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Editor Settings<text:tab/>2</text:p>
          <text:p text:style-name="P4">File Formats<text:tab/>2</text:p>
          <text:p text:style-name="P4">Indenting and Line Length<text:tab/>2</text:p>
          <text:p text:style-name="P3">Header Comment Blocks<text:tab/>3</text:p>
          <text:p text:style-name="P4">Required Tags That Have Variable Content<text:tab/>4</text:p>
          <text:p text:style-name="P4">Optional Tags<text:tab/>5</text:p>
          <text:p text:style-name="P4">Order and Spacing<text:tab/>6</text:p>
          <text:p text:style-name="P3">PHP Code Tags<text:tab/>6</text:p>
          <text:p text:style-name="P3">Naming Conventions<text:tab/>6</text:p>
          <text:p text:style-name="P4">Variable Names<text:tab/>7</text:p>
          <text:p text:style-name="P4">Loop Indices<text:tab/>7</text:p>
          <text:p text:style-name="P4">Functions and Methods<text:tab/>7</text:p>
          <text:p text:style-name="P4">Classes<text:tab/>8</text:p>
          <text:p text:style-name="P4">Constants<text:tab/>8</text:p>
          <text:p text:style-name="P4">Global Variables<text:tab/>8</text:p>
          <text:p text:style-name="P4">SQL naming conventions<text:tab/>8</text:p>
          <text:p text:style-name="P3">Control Structures<text:tab/>10</text:p>
          <text:p text:style-name="P3">Function Calls<text:tab/>11</text:p>
          <text:p text:style-name="P3">Class Definitions<text:tab/>11</text:p>
          <text:p text:style-name="P3">Function Definitions<text:tab/>11</text:p>
          <text:p text:style-name="P3">Arrays<text:tab/>12</text:p>
          <text:p text:style-name="P3">Comments<text:tab/>12</text:p>
          <text:p text:style-name="P3">Including Code<text:tab/>13</text:p>
          <text:p text:style-name="P3">Best practices - Guidelines for better performing code<text:tab/>14</text:p>
          <text:p text:style-name="P4">String Comparison<text:tab/>14</text:p>
          <text:p text:style-name="P4">Queries looking for whether one or more rows exist<text:tab/>14</text:p>
          <text:p text:style-name="P4">Write E_ALL compliant code<text:tab/>14</text:p>
          <text:p text:style-name="P4">Common coding mistakes and new coding practice<text:tab/>14</text:p>
          <text:p text:style-name="P4">String : Concatenations<text:tab/>16</text:p>
          <text:p text:style-name="P4">String : "Double Quotes" or 'Single Quotes'<text:tab/>16</text:p>
        </text:index-body>
      </text:table-of-content>
      <text:p text:style-name="P2"/>
      <text:h text:style-name="P5" text:outline-level="1">Editor Settings</text:h>
      <text:h text:style-name="Heading_20_2" text:outline-level="2">File Formats</text:h>
      <text:p text:style-name="Text_20_body">All scripts contributed must: </text:p>
      <text:list text:style-name="L2">
        <text:list-item>
          <text:p text:style-name="P6"><text:span text:style-name="T1">B</text:span><text:span text:style-name="T2">e stored as ASCII text </text:span></text:p>
        </text:list-item>
        <text:list-item>
          <text:p text:style-name="P6">Use ISO-8859-1 character encoding </text:p>
        </text:list-item>
        <text:list-item>
          <text:p text:style-name="P6"><text:span text:style-name="T3">Be Unix formatt</text:span>ed </text:p>
        </text:list-item>
      </text:list>
      <text:p text:style-name="P7"><text:span text:style-name="T4">Ensure that your editor is saving files in the UNIX format. Any decent editor should be able to do this, but it might not always be the default. Know your editor. If you want advice on Windows text editors, just ask one of the developers. Some of them do their editing on Win32.</text:span></text:p>
      <text:p text:style-name="P8"><text:span text:style-name="T4">"Unix formatted"</text:span><text:span text:style-name="T5"> means two things: </text:span></text:p>
      <text:p text:style-name="P8"><text:span text:style-name="T5">1) Lines must end only with a line feed (</text:span><text:span text:style-name="T6">LF</text:span><text:span text:style-name="T5">). Line feeds are represented as ordinal </text:span><text:span text:style-name="T6">10</text:span><text:span text:style-name="T5">, octal </text:span><text:span text:style-name="T6">012</text:span><text:span text:style-name="T5"> and hex </text:span><text:span text:style-name="T6">0A</text:span><text:span text:style-name="T5">. Do not use carriage returns (</text:span><text:span text:style-name="T6">CR</text:span><text:span text:style-name="T5">) like Macintosh computers do or the carriage return/line feed combination (</text:span><text:span text:style-name="T6">CRLF</text:span><text:span text:style-name="T5">) like Windows computers do. </text:span></text:p>
      <text:p text:style-name="P8"><text:span text:style-name="T5">2) There should be </text:span><text:span text:style-name="T7">one</text:span><text:span text:style-name="T5"> line feed after the closing PHP tag (</text:span><text:span text:style-name="T6">?&gt;</text:span><text:span text:style-name="T5">) if you are using one. This means that when the cursor is at the very end of the file, it should be </text:span><text:span text:style-name="T7">one</text:span><text:span text:style-name="T5"> line below the closing PHP tag. </text:span></text:p>
      <text:h text:style-name="P9" text:outline-level="2">Indentin<text:span text:style-name="T8">g and Line Length</text:span></text:h>
      <text:p text:style-name="Text_20_body">In order to make this as simple as possible, we will be using tabs, not spaces. We enforce 4 (four) spaces for one tab - therefore you need to set your tab width within your editor to 4 spaces. Make sure that when you save the file, it's saving tabs and not spaces. This way, we can each have the code be displayed the way we like it, without breaking the layout of the actual files. </text:p>
      <text:p text:style-name="Text_20_body">Tabs in front of lines are no problem, but having them within the text can be a problem if you do not set it to the amount of spaces every one of us uses. Here is a short example of how it should look like: </text:p>
      <text:p text:style-name="Text_20_body"/>
      <table:table table:name="Table30" table:style-name="Table30">
        <table:table-column table:style-name="Table30.A"/>
        <table:table-row table:style-name="Table30.1">
          <table:table-cell table:style-name="Table30.A1" office:value-type="string">
            <text:p text:style-name="P10">{TAB}$mode{TAB}{TAB}= request_var('mode', <text:span text:style-name="T9">); {TAB}$search_id{TAB}= request_var('search_id', </text:span>);</text:p>
          </table:table-cell>
        </table:table-row>
      </table:table>
      <text:p text:style-name="P11"><text:span text:style-name="T10"><text:s/></text:span><text:span text:style-name="T11">If entered with tabs (replace the {TAB}) both equal signs need to be on the same column. </text:span></text:p>
      <text:p text:style-name="P12"><text:bookmark-start text:name="standards.indenting"/>For Emacs you should set indent-tabs-mode to nil. Here is an example mode hook that will set up Emacs (ensure that it is called when you are editing PHP files): <text:bookmark-end text:name="standards.indenting"/></text:p>
      <table:table table:name="Table1" table:style-name="Table1">
        <table:table-column table:style-name="Table1.A"/>
        <table:table-row table:style-name="Table1.1">
          <table:table-cell table:style-name="Table1.A1" office:value-type="string">
            <text:p text:style-name="P13">(defun php-mode-hook ()</text:p>
            <text:p text:style-name="P14"><text:s text:c="2"/>(setq tab-width 4</text:p>
            <text:p text:style-name="P14"><text:s text:c="8"/>c-basic-offset 4</text:p>
            <text:p text:style-name="P14"><text:s text:c="8"/>c-hanging-comment-ender-p nil</text:p>
            <text:p text:style-name="P14"><text:s text:c="8"/>indent-tabs-mode</text:p>
            <text:p text:style-name="P14"><text:s text:c="2"/>(not</text:p>
            <text:p text:style-name="P14"><text:s text:c="4"/>(and (string-match "/\\(PEAR\\|pear\\)/" (buffer-file-name))</text:p>
            <text:p text:style-name="P14"><text:s text:c="6"/>(string-match "\.php$" (buffer-file-name))))))</text:p>
          </table:table-cell>
        </table:table-row>
      </table:table>
      <text:p text:style-name="P15"/>
      <text:h text:style-name="Heading_20_1" text:outline-level="1"><text:span text:style-name="T12">Header Comment Blocks</text:span></text:h>
      <text:p text:style-name="Normal_20__28_Web_29_"><text:span text:style-name="T12">All source code files in our repository shall contain a </text:span><text:span text:style-name="T13">"page-level"</text:span><text:span text:style-name="T12"> docblock at the top of each file and a </text:span><text:span text:style-name="T13">"class-level"</text:span><text:span text:style-name="T12"> docblock immediately above each class. </text:span>Below are examples of such docblocks. </text:p>
      <table:table table:name="Table9" table:style-name="Table9">
        <table:table-column table:style-name="Table9.A"/>
        <table:table-row table:style-name="Table9.1">
          <table:table-cell table:style-name="Table9.A1" office:value-type="string">
            <text:p text:style-name="P16"><text:span text:style-name="T14"/></text:p>
            <text:p text:style-name="HTML_20_Preformatted"><text:span text:style-name="T15">&lt;?php</text:span></text:p>
            <text:p text:style-name="HTML_20_Preformatted"><text:span text:style-name="T15"/></text:p>
            <text:p text:style-name="HTML_20_Preformatted"><text:span text:style-name="T16">/* vim: set expandtab tabstop=4 shiftwidth=4 softtabstop=4: */</text:span></text:p>
            <text:p text:style-name="HTML_20_Preformatted"><text:span text:style-name="T16"/></text:p>
            <text:p text:style-name="HTML_20_Preformatted"><text:span text:style-name="T16">/**</text:span></text:p>
            <text:p text:style-name="HTML_20_Preformatted"><text:span text:style-name="T16">* Short description for file</text:span></text:p>
            <text:p text:style-name="HTML_20_Preformatted"><text:span text:style-name="T16">*</text:span></text:p>
            <text:p text:style-name="HTML_20_Preformatted"><text:span text:style-name="T16">* Long description for file (if any)...</text:span></text:p>
            <text:p text:style-name="HTML_20_Preformatted"><text:span text:style-name="T16">*</text:span></text:p>
            <text:p text:style-name="HTML_20_Preformatted"><text:span text:style-name="T16">* PHP versions 4 and 5</text:span></text:p>
            <text:p text:style-name="HTML_20_Preformatted"><text:span text:style-name="T16">*</text:span></text:p>
            <text:p text:style-name="HTML_20_Preformatted"><text:span text:style-name="T16">* LICENSE: This source file is subject to version 3.0 of the PHP license</text:span></text:p>
            <text:p text:style-name="HTML_20_Preformatted"><text:span text:style-name="T16">* that is available through the world-wide-web at the following URI:</text:span></text:p>
            <text:p text:style-name="HTML_20_Preformatted"><text:span text:style-name="T16">* http://www.php.net/license/3_0.txt.  If you did not receive a copy of</text:span></text:p>
            <text:p text:style-name="HTML_20_Preformatted"><text:span text:style-name="T16">* the PHP License and are unable to obtain it through the web, please</text:span></text:p>
            <text:p text:style-name="HTML_20_Preformatted"><text:span text:style-name="T16">* send a note to license@php.net so we can mail you a copy immediately.</text:span></text:p>
            <text:p text:style-name="HTML_20_Preformatted"><text:span text:style-name="T16">*</text:span></text:p>
            <text:p text:style-name="HTML_20_Preformatted"><text:span text:style-name="T16">* @category   CategoryName</text:span></text:p>
            <text:p text:style-name="HTML_20_Preformatted"><text:span text:style-name="T16">* @package    PackageName</text:span></text:p>
            <text:p text:style-name="HTML_20_Preformatted"><text:span text:style-name="T16">* @author     Original Author &lt;author@example.com&gt;</text:span></text:p>
            <text:p text:style-name="HTML_20_Preformatted"><text:span text:style-name="T16">* @author     Another Author &lt;another@example.com&gt;</text:span></text:p>
            <text:p text:style-name="HTML_20_Preformatted"><text:span text:style-name="T16">* @copyright  1997-2005 The PHP Group</text:span></text:p>
            <text:p text:style-name="HTML_20_Preformatted"><text:span text:style-name="T16">* @license    http://www.php.net/license/3_0.txt  PHP License 3.0</text:span></text:p>
            <text:p text:style-name="HTML_20_Preformatted"><text:span text:style-name="T16">* @version    CVS: $Id:$</text:span></text:p>
            <text:p text:style-name="HTML_20_Preformatted"><text:span text:style-name="T16">* @link       http://pear.php.net/package/PackageName</text:span></text:p>
            <text:p text:style-name="HTML_20_Preformatted"><text:span text:style-name="T17">* @see        NetOther, Net_Sample::Net_Sample()</text:span></text:p>
            <text:p text:style-name="HTML_20_Preformatted"><text:span text:style-name="T16">* @since      File available since Release 1.2.0</text:span></text:p>
            <text:p text:style-name="HTML_20_Preformatted"><text:span text:style-name="T16">* @deprecated File deprecated in Release 2.0.0</text:span></text:p>
            <text:p text:style-name="HTML_20_Preformatted"><text:span text:style-name="T16">*/</text:span></text:p>
            <text:p text:style-name="HTML_20_Preformatted"><text:span text:style-name="T16"/></text:p>
            <text:p text:style-name="HTML_20_Preformatted"><text:span text:style-name="T16">/*</text:span></text:p>
            <text:p text:style-name="HTML_20_Preformatted"><text:span text:style-name="T16">* Place includes, constant defines and $_GLOBAL settings here.</text:span></text:p>
            <text:p text:style-name="HTML_20_Preformatted"><text:span text:style-name="T16">* Make sure they have appropriate docblocks to avoid phpDocumentor</text:span></text:p>
            <text:p text:style-name="HTML_20_Preformatted"><text:span text:style-name="T16">* construing they are documented by the page-level docblock.</text:span></text:p>
            <text:p text:style-name="HTML_20_Preformatted"><text:span text:style-name="T16">*/</text:span></text:p>
            <text:p text:style-name="HTML_20_Preformatted"><text:span text:style-name="T16"/></text:p>
            <text:p text:style-name="HTML_20_Preformatted"><text:span text:style-name="T16">/**</text:span></text:p>
            <text:p text:style-name="HTML_20_Preformatted"><text:span text:style-name="T16">* Short description for class</text:span></text:p>
            <text:p text:style-name="HTML_20_Preformatted"><text:span text:style-name="T16">*</text:span></text:p>
            <text:p text:style-name="HTML_20_Preformatted"><text:span text:style-name="T16">* Long description for class (if any)...</text:span></text:p>
            <text:p text:style-name="HTML_20_Preformatted"><text:span text:style-name="T16">*</text:span></text:p>
            <text:p text:style-name="HTML_20_Preformatted"><text:span text:style-name="T16">* @category   CategoryName</text:span></text:p>
            <text:p text:style-name="HTML_20_Preformatted"><text:span text:style-name="T16">* @package    PackageName</text:span></text:p>
            <text:p text:style-name="HTML_20_Preformatted"><text:span text:style-name="T16">* @author     Original Author &lt;author@example.com&gt;</text:span></text:p>
            <text:p text:style-name="HTML_20_Preformatted"><text:span text:style-name="T16">* @author     Another Author &lt;another@example.com&gt;</text:span></text:p>
            <text:p text:style-name="HTML_20_Preformatted"><text:span text:style-name="T16">* @copyright  1997-2005 The PHP Group</text:span></text:p>
            <text:p text:style-name="HTML_20_Preformatted"><text:span text:style-name="T16">* @license    http://www.php.net/license/3_0.txt  PHP License 3.0</text:span></text:p>
            <text:p text:style-name="HTML_20_Preformatted"><text:span text:style-name="T16">* @version    Release: @package_version@</text:span></text:p>
            <text:p text:style-name="HTML_20_Preformatted"><text:span text:style-name="T16">* @link       http://pear.php.net/package/PackageName</text:span></text:p>
            <text:p text:style-name="HTML_20_Preformatted"><text:span text:style-name="T17">* @see        NetOther, Net_Sample::Net_Sample()</text:span></text:p>
            <text:p text:style-name="HTML_20_Preformatted"><text:span text:style-name="T16">* @since      Class available since Release 1.2.0</text:span></text:p>
            <text:p text:style-name="HTML_20_Preformatted"><text:span text:style-name="T16">* @deprecated Class deprecated in Release 2.0.0</text:span></text:p>
            <text:p text:style-name="HTML_20_Preformatted"><text:span text:style-name="T17">*/</text:span></text:p>
            <text:p text:style-name="HTML_20_Preformatted"><text:span text:style-name="T18">class </text:span><text:span text:style-name="T19">foo</text:span></text:p>
            <text:p text:style-name="HTML_20_Preformatted"><text:span text:style-name="T18">{</text:span></text:p>
            <text:p text:style-name="HTML_20_Preformatted"><text:span text:style-name="T18">}</text:span></text:p>
            <text:p text:style-name="HTML_20_Preformatted"><text:span text:style-name="T18"/></text:p>
            <text:p text:style-name="HTML_20_Preformatted"><text:span text:style-name="T19">?&gt;</text:span></text:p>
            <text:p text:style-name="HTML_20_Preformatted"><text:span text:style-name="HTML_20_Code"/></text:p>
          </table:table-cell>
        </table:table-row>
      </table:table>
      <text:h text:style-name="P17" text:outline-level="2"><text:bookmark-start text:name="standards.header"/>Required Tags That Have Variable Content<text:bookmark-end text:name="standards.header"/></text:h>
      <text:p text:style-name="P15">Short Descriptions</text:p>
      <text:p text:style-name="P18"><text:bookmark-start text:name="standards.header.variable"/><text:span text:style-name="T12">Short descriptions must be provided for all docblocks. They should be a quick sentence, not the name of the item. Please read the Coding Standard's </text:span><text:bookmark-end text:name="standards.header.variable"/><text:a xlink:type="simple" xlink:href="http://pear.php.net/manual/en/standards.sample.php"><text:span text:style-name="T20">Sample File http://pear.php.net/manual/en/standards.sample.php</text:span></text:a><text:span text:style-name="T12"> about how to write good descriptions. </text:span></text:p>
      <text:p text:style-name="P15">PHP Versions</text:p>
      <text:p text:style-name="P19">One of the following must go in the page-level docblock: </text:p>
      <table:table table:name="Table10" table:style-name="Table10">
        <table:table-column table:style-name="Table10.A"/>
        <table:table-row table:style-name="Table10.1">
          <table:table-cell table:style-name="Table10.A1" office:value-type="string">
            <text:p text:style-name="P16"><text:s/>* PHP version 4</text:p>
            <text:p text:style-name="HTML_20_Preformatted"><text:s/>* PHP version 5</text:p>
            <text:p text:style-name="HTML_20_Preformatted"><text:s/>* PHP versions 4 and 5</text:p>
          </table:table-cell>
        </table:table-row>
      </table:table>
      <text:p text:style-name="Standard">@license</text:p>
      <text:p text:style-name="P19">There are several possible licenses. One of the following must be picked and placed in the page-level and class-level docblocks: </text:p>
      <table:table table:name="Table11" table:style-name="Table11">
        <table:table-column table:style-name="Table11.A"/>
        <table:table-row table:style-name="Table11.1">
          <table:table-cell table:style-name="Table11.A1" office:value-type="string">
            <text:p text:style-name="P16"><text:bookmark text:name="AEN1030"/>.* @license <text:s text:c="2"/>http://www.apache.org/licenses/LICENSE-2.0 <text:s/>Apache License 2.0</text:p>
            <text:p text:style-name="HTML_20_Preformatted"><text:s/>* @license <text:s text:c="2"/>http://www.freebsd.org/copyright/freebsd-license.html <text:s/>BSD License (2 Clause)</text:p>
            <text:p text:style-name="HTML_20_Preformatted"><text:s/>* @license <text:s text:c="2"/>http://www.debian.org/misc/bsd.license <text:s/>BSD License (3 Clause)</text:p>
            <text:p text:style-name="HTML_20_Preformatted"><text:s/>* @license <text:s text:c="2"/>http://www.freebsd.org/copyright/license.html <text:s/>BSD License (4 Clause)</text:p>
            <text:p text:style-name="HTML_20_Preformatted"><text:s/>* @license <text:s text:c="2"/>http://www.opensource.org/licenses/mit-license.html <text:s/>MIT License</text:p>
            <text:p text:style-name="HTML_20_Preformatted"><text:s/>* @license <text:s text:c="2"/>http://www.gnu.org/copyleft/lesser.html <text:s/>LGPL License 2.1</text:p>
            <text:p text:style-name="HTML_20_Preformatted"><text:s/>* @license <text:s text:c="2"/>http://www.php.net/license/3_0.txt <text:s/>PHP License 3.0</text:p>
          </table:table-cell>
        </table:table-row>
      </table:table>
      <text:p text:style-name="P18"><text:span text:style-name="T12">For more information, see the PEAR Group's </text:span><text:a xlink:type="simple" xlink:href="http://pear.php.net/group/docs/20040402-la.php"><text:span text:style-name="T20">Licensing Announcement (http://pear.php.net/group/docs/20040402-la.php)</text:span></text:a><text:span text:style-name="T12">. </text:span></text:p>
      <text:p text:style-name="P15">@link</text:p>
      <text:p text:style-name="P18"><text:span text:style-name="T12">The following must be used in both the page-level and class-level docblocks. Of course, change </text:span><text:span text:style-name="T13">"PackageName"</text:span><text:span text:style-name="T12"> to the name of your package. </text:span>This ensures the generated documentation links back your package. </text:p>
      <table:table table:name="Table12" table:style-name="Table12">
        <table:table-column table:style-name="Table12.A"/>
        <table:table-row table:style-name="Table12.1">
          <table:table-cell table:style-name="Table12.A1" office:value-type="string">
            <text:p text:style-name="P16"><text:s/>* @link <text:s text:c="5"/>http://pear.php.net/package/PackageName</text:p>
          </table:table-cell>
        </table:table-row>
      </table:table>
      <text:p text:style-name="P15">@author</text:p>
      <text:p text:style-name="P19">There's no hard rule to determine when a new code contributor should be added to the list of authors for a given source file. In general, their changes should fall into the "substantial" category (meaning somewhere around 10% to 20% of code changes). Exceptions could be made for rewriting functions or contributing new logic. <text:line-break/>Simple code reorganization or bug fixes would not justify the addition of a new individual to the list of authors. </text:p>
      <text:p text:style-name="P15">@since</text:p>
      <text:p text:style-name="P19">This tag is required when a file or class is added after the package's initial release. Do not use it in an initial release. </text:p>
      <text:p text:style-name="P15">@deprecated</text:p>
      <text:p text:style-name="P19">This tag is required when a file or class is no longer used but has been left in place for backwards compatibility. </text:p>
      <text:h text:style-name="P20" text:outline-level="2">Optional Tags</text:h>
      <text:p text:style-name="P15">@copyright</text:p>
      <text:p text:style-name="P18"><text:bookmark-start text:name="standards.header.optional"/><text:span text:style-name="T12">Feel free to apply whatever copyrights you desire. When formatting this tag, the year should be in four digit format and if a span of years is involved, use a hyphen between the earliest and latest year. The copyright holder can be you, a list of people, a company, the PHP Group, etc. </text:span>Examples: <text:bookmark-end text:name="standards.header.optional"/></text:p>
      <table:table table:name="Table13" table:style-name="Table13">
        <table:table-column table:style-name="Table13.A"/>
        <table:table-row table:style-name="Table13.1">
          <table:table-cell table:style-name="Table13.A1" office:value-type="string">
            <text:p text:style-name="P13"><text:s/>* @copyright 2003 John Doe and Jennifer Buck</text:p>
            <text:p text:style-name="P14"><text:s/>* @copyright 2001-2004 John Doe</text:p>
            <text:p text:style-name="P14"><text:s/>* @copyright 1997-2004 The PHP Group</text:p>
            <text:p text:style-name="HTML_20_Preformatted"><text:span text:style-name="T12"><text:s/></text:span>* @copyright 2001-2004 XYZ Corporation</text:p>
          </table:table-cell>
        </table:table-row>
      </table:table>
      <text:p text:style-name="Standard">License Summary</text:p>
      <text:p text:style-name="P18"><text:span text:style-name="T12">If you are using the PHP License, use the summary text provided above. If another license is being used, please remove the PHP License summary. Feel free to substitute it with text appropriate to your license, though to keep things easy to locate, please preface the text with </text:span><text:span text:style-name="T21">LICENSE: </text:span><text:span text:style-name="T12">. </text:span></text:p>
      <text:p text:style-name="P15">@see</text:p>
      <text:p text:style-name="P19">Add a @see tag when you want to refer users to other sections of the package's documentation. If you have multiple items, separate them with commas rather than adding multiple @see tags. </text:p>
      <text:h text:style-name="P20" text:outline-level="2">Order and Spacing</text:h>
      <text:p text:style-name="P12"><text:bookmark-start text:name="standards.header.order"/>To ease long term readability of source code, the text and tags must conform to the order and spacing provided in the example above. This standard is adopted from the JavaDoc standard.<text:bookmark-end text:name="standards.header.order"/></text:p>
      <text:h text:style-name="Heading_20_2" text:outline-level="2"><text:bookmark-start text:name="standards.including"/><text:bookmark-end text:name="standards.including"/></text:h>
      <text:h text:style-name="P21" text:outline-level="1">PHP Code Tags</text:h>
      <text:p text:style-name="P15"/>
      <text:p text:style-name="Standard"><text:bookmark-start text:name="standards.tags"/><text:span text:style-name="T22">Always</text:span><text:span text:style-name="T12"> use </text:span><text:span text:style-name="T21">&lt;?php ?&gt;</text:span><text:span text:style-name="T12"> to delimit PHP code, not the </text:span><text:span text:style-name="T21">&lt;? ?&gt;</text:span><text:span text:style-name="T12"> shorthand. This is required for code compliance and is also the most portable way to include PHP code on differing operating systems and setups.</text:span><text:bookmark-end text:name="standards.tags"/></text:p>
      <text:p text:style-name="P15"/>
      <text:p text:style-name="P15">Note that the final ?&gt; should be omitted from all code files--modules, includes, etc. The closing delimiter is optional, and removing it helps prevent unwanted white space at the end of files which can cause problems elsewhere in the system.</text:p>
      <text:p text:style-name="P15"/>
      <text:p text:style-name="P15">Note that:</text:p>
      <text:list text:style-name="WW8Num3">
        <text:list-item>
          <text:p text:style-name="P22">Removing the final ?&gt; eliminates the possibility for unwanted whitespace at the end of files which can cause "header already sent" errors, XHTML/XML validation issues, and other problems.</text:p>
        </text:list-item>
        <text:list-item>
          <text:p text:style-name="P23">The closing delimiter at the end of a file is optional (http://ca3.php.net/basic-syntax.instruction-separation).</text:p>
        </text:list-item>
        <text:list-item>
          <text:p text:style-name="P24">PHP.net itself removes the closing delimiter from the end of its files (example: http://www.php.net/source.php?url=/include/prepend.inc), so this can be seen as a "best practice."</text:p>
        </text:list-item>
      </text:list>
      <text:p text:style-name="P12"/>
      <text:h text:style-name="Heading_20_1" text:outline-level="1">Naming Conventions</text:h>
      <text:p text:style-name="Text_20_body">Please note that these Guidelines applies to all php, html, javascript and css files. 2.i. Variable/Function Naming </text:p>
      <text:p text:style-name="Text_20_body">We will not be using any form of hungarian notation in our naming conventions. Many of us believe that hungarian naming is one of the primary code obfuscation techniques currently in use.</text:p>
      <text:h text:style-name="Heading_20_2" text:outline-level="2">Variable Names</text:h>
      <text:p text:style-name="Text_20_body">Variable names should be in all lowercase, with words separated by an underscore. </text:p>
      <text:p text:style-name="P25">Example: </text:p>
      <text:p text:style-name="P26">This is correct</text:p>
      <text:p text:style-name="Quotations"><text:tab/>$current_user is right</text:p>
      <text:p text:style-name="Text_20_body">But is this not correct</text:p>
      <text:p text:style-name="Quotations"><text:tab/>$currentuser</text:p>
      <text:p text:style-name="Quotations"><text:tab/>$currentUser</text:p>
      <text:p text:style-name="Text_20_body">Names should be descriptive, but concise. We don't want huge sentences as our variable names, but typing an extra couple of characters is always better than wondering what exactly a certain variable is for.</text:p>
      <text:h text:style-name="Heading_20_2" text:outline-level="2">Loop Indices</text:h>
      <text:p text:style-name="Text_20_body">The only situation where a one-character variable name is allowed is when it's the index for some looping construct. In this case, the index of the outer loop should always be $i. If there's a loop inside that loop, its index should be $j, followed by $k, and so on. If the loop is being indexed by some already-existing variable with a meaningful name, this guideline does not apply, example: </text:p>
      <text:p text:style-name="Quotations"><text:tab/>for ($i = 0; $i &lt; $outer_size; $i++) { </text:p>
      <text:p text:style-name="Quotations"><text:tab/><text:tab/>for ($j = 0; $j &lt; $inner_size; $j++) { </text:p>
      <text:p text:style-name="Quotations"><text:tab/><text:tab/><text:tab/>foo($i, $j); </text:p>
      <text:p text:style-name="Quotations"><text:tab/><text:tab/>} </text:p>
      <text:p text:style-name="Quotations"><text:tab/>}</text:p>
      <text:h text:style-name="Heading_20_2" text:outline-level="2">Functions and Methods</text:h>
      <text:p text:style-name="P27">Functions should also be named descriptively. We're not programming in C here, we don't want to write functions called things like "stristr()". Again, all lower-case names with words separated by a single underscore character. Function names should preferably have a verb in them somewhere. Good function names are print_login_status(), get_user_data(), etc. Function Arguments: </text:p>
      <text:p text:style-name="P28">Arguments are subject to the same guidelines as variable names. We don't want a bunch of functions like: do_stuff($a, $b, $c). In most cases, we'd like to be able to tell how to use a function by just looking at its declaration. Summary: </text:p>
      <text:p text:style-name="P28">The basic philosophy here is to not hurt code clarity for the sake of laziness. This has to be balanced by a little bit of common sense, though; print_login_status_for_a_given_user() goes too far, for example -- that function would be better named print_user_login_status(), or just print_login_status().</text:p>
      <text:p text:style-name="Text_20_body"><text:bookmark-start text:name="AEN1169"/><text:bookmark-start text:name="AEN1176"/>Private class members (meaning class members that are intended to be used only from within the same class in which they are declared; PHP does not yet support truly-enforceable private namespaces) are preceded by a single underscore. For example:</text:p>
      <text:p text:style-name="Quotations"><text:tab/><text:bookmark text:name="AEN1189"/>_sort()</text:p>
      <text:p text:style-name="Quotations"><text:tab/>_initTree()</text:p>
      <text:p text:style-name="Quotations"><text:bookmark-end text:name="AEN1169"/><text:bookmark-end text:name="AEN1176"/><text:tab/>$this-&gt;_status</text:p>
      <text:p text:style-name="Text_20_body"><text:span text:style-name="T23">Note: </text:span><text:span text:style-name="T12">The following applies to PHP5.</text:span></text:p>
      <text:p text:style-name="Text_20_body"><text:span text:style-name="T12">Protected class members (meaning class members that are intended to be used only from within the same class in which they are declared or from subclasses that extend it) are not preceded by a single underscore. </text:span>For example: </text:p>
      <text:p text:style-name="Text_20_body"/>
      <text:p text:style-name="Quotations"><text:span text:style-name="Quotations"><text:tab/>protected $somevar</text:span></text:p>
      <text:p text:style-name="Quotations"><text:span text:style-name="Quotations"><text:tab/>protected function init_tree()</text:span></text:p>
      <text:h text:style-name="Heading_20_2" text:outline-level="2"><text:bookmark-start text:name="AEN1156"/>Classes</text:h>
      <text:p text:style-name="Text_20_body"><text:span text:style-name="T12">Classes should be given descriptive names. Avoid using abbreviations where possible. Class names should always begin with an uppercase letter. If your module class name must reflect our class hierarchy in the class name, each level of the hierarchy must be separated with a single underscore. </text:span>Examples of good class names are: </text:p>
      <text:p text:style-name="Quotations"><text:tab/>Log</text:p>
      <text:p text:style-name="Quotations"><text:tab/>Customer_Import</text:p>
      <text:p text:style-name="Quotations"><text:bookmark-end text:name="AEN1156"/><text:tab/>HTML_Upload_Error</text:p>
      <text:h text:style-name="Heading_20_2" text:outline-level="2"><text:bookmark-start text:name="AEN1210"/>Constants</text:h>
      <text:p text:style-name="Text_20_body"><text:span text:style-name="T12">Constants should always be all-uppercase, with underscores to separate words. Prefix constant names with the uppercased name of the module they are a part of. For example, the constants used by the CUSTOMER module must all begin with </text:span><text:span text:style-name="T21">CUSTOMER_</text:span><text:span text:style-name="T12">. </text:span></text:p>
      <text:p text:style-name="Text_20_body"><text:span text:style-name="T23">Note: </text:span><text:span text:style-name="T12">An exception is</text:span><text:span text:style-name="T23"> </text:span><text:span text:style-name="T12">made for the </text:span><text:span text:style-name="T21">true</text:span><text:span text:style-name="T12">, </text:span><text:span text:style-name="T21">false</text:span><text:span text:style-name="T12"> and </text:span><text:span text:style-name="T21">null</text:span><text:span text:style-name="T12"> constants, and must always be lowercase. </text:span></text:p>
      <text:h text:style-name="Heading_20_2" text:outline-level="2"><text:bookmark-end text:name="AEN1210"/>Global Variables</text:h>
      <text:p text:style-name="Text_20_body">If your package needs to define global variables, their name should start with a single underscore followed by the module/theme name and another underscore. For example, the PEAR package uses a global variable called $_PEAR_destructor_object_list. </text:p>
      <text:p text:style-name="Text_20_body"/>
      <text:h text:style-name="Heading_20_2" text:outline-level="2">SQL naming conventions</text:h>
      <text:list text:style-name="L3">
        <text:list-item>
          <text:p text:style-name="P29"><text:span text:style-name="T12">Don't use (ANSI) SQL / MySQL / PostgreSQL / MS SQL Server / ... Reserved Words for column and/or table names. Even if this may work with your (MySQL) installation, it may not with others or with other databases. </text:span>Some references: </text:p>
        </text:list-item>
      </text:list>
      <text:list text:style-name="WW8Num1">
        <text:list-item>
          <text:list>
            <text:list-item>
              <text:p text:style-name="P30">MySQL 5 Reserved Words: http://dev.mysql.com/doc/refman/5.0/en/reserved-words.html</text:p>
            </text:list-item>
            <text:list-item>
              <text:p text:style-name="P31">PostgreSQL Reserved Words : http://www.postgresql.org/docs/8.1/static/sql-keywords-appendix.html</text:p>
            </text:list-item>
          </text:list>
        </text:list-item>
      </text:list>
      <text:p text:style-name="P18"><text:span text:style-name="T12">Some commonly misused keywords: </text:span><text:span text:style-name="T24">TIMESTAMP, TYPE, TYPES, MODULE, DATA, DATE, TIME, ...</text:span></text:p>
      <text:list text:style-name="L4">
        <text:list-item>
          <text:p text:style-name="P32">Capitalization, Indentation </text:p>
        </text:list-item>
      </text:list>
      <text:list text:style-name="WW8Num1">
        <text:list-item text:start-value="1">
          <text:list>
            <text:list-item text:start-value="1">
              <text:p text:style-name="P33">UPPERCASE reserved words</text:p>
            </text:list-item>
            <text:list-item>
              <text:p text:style-name="P33">lowercase (or Capitalize) table names</text:p>
            </text:list-item>
            <text:list-item>
              <text:p text:style-name="P34">lowercase column names</text:p>
            </text:list-item>
          </text:list>
        </text:list-item>
      </text:list>
      <text:p text:style-name="P35">Example:</text:p>
      <table:table table:name="Table16" table:style-name="Table16">
        <table:table-column table:style-name="Table16.A"/>
        <table:table-row table:style-name="Table16.1">
          <table:table-cell table:style-name="Table16.A1" office:value-type="string">
            <text:p text:style-name="P36"><text:span text:style-name="T15">  SELECT r.rid, p.perm </text:span><text:span text:style-name="T25"><text:line-break/></text:span><text:span text:style-name="T15">  FROM {role} r</text:span><text:span text:style-name="T25"><text:line-break/></text:span><text:span text:style-name="T15">    LEFT JOIN {permission} p ON r.rid = p.rid   -- may be on one line with prev.</text:span><text:span text:style-name="T25"><text:line-break/></text:span><text:span text:style-name="T15">  ORDER BY name</text:span></text:p>
          </table:table-cell>
        </table:table-row>
      </table:table>
      <text:list text:style-name="L5">
        <text:list-item>
          <text:p text:style-name="P37">Naming </text:p>
        </text:list-item>
      </text:list>
      <text:list text:style-name="WW8Num1">
        <text:list-item text:start-value="1">
          <text:list>
            <text:list-item text:start-value="1">
              <text:p text:style-name="P30">Use plural or collective nouns for table names since they are sets and not scalar values. (Others prefer that table names to match field name, so prefer singular table names. <text:s/>For instance, you can use: blocks, filters, users; but book, poll, role.)</text:p>
            </text:list-item>
            <text:list-item>
              <text:p text:style-name="P33"><text:span text:style-name="T12">Name every constraint (primary, foreign, unique keys) yourself. Otherwise you'll see funny-looking system-generated names in error messages. This happened with the </text:span><text:span text:style-name="T24">moderation_roles</text:span><text:span text:style-name="T12"> table which initially defined a key without explicite name as </text:span><text:span text:style-name="T24">KEY (mid)</text:span><text:span text:style-name="T12">. This got mysqldump'ed as </text:span><text:span text:style-name="T24">KEY mid (mid)</text:span><text:span text:style-name="T12"> which resulted in a syntax error as </text:span><text:span text:style-name="T24">mid()</text:span><text:span text:style-name="T12"> is a mysql function.</text:span></text:p>
            </text:list-item>
            <text:list-item>
              <text:p text:style-name="P34"><text:span text:style-name="T12">Index names should begin with the name of the table they depend on, eg. </text:span><text:span text:style-name="HTML_20_Code">INDEX users_sid_idx</text:span>.</text:p>
            </text:list-item>
          </text:list>
        </text:list-item>
      </text:list>
      <text:p text:style-name="P38"/>
      <text:h text:style-name="Heading_20_1" text:outline-level="1"/>
      <text:h text:style-name="P39" text:outline-level="1">Control Structures</text:h>
      <text:p text:style-name="P12">These include if, for, while, switch, etc. Here is an example if statement, since it is the most complicated of them: </text:p>
      <table:table table:name="Table2" table:style-name="Table2">
        <table:table-column table:style-name="Table2.A"/>
        <table:table-row table:style-name="Table2.1">
          <table:table-cell table:style-name="Table2.A1" office:value-type="string">
            <text:p text:style-name="P16"><text:span text:style-name="T19">&lt;?php</text:span></text:p>
            <text:p text:style-name="HTML_20_Preformatted"><text:span text:style-name="T18">if ((</text:span><text:span text:style-name="T19">condition1</text:span><text:span text:style-name="T18">) || (</text:span><text:span text:style-name="T19">condition2</text:span><text:span text:style-name="T18">)) {</text:span></text:p>
            <text:p text:style-name="HTML_20_Preformatted"><text:span text:style-name="T18">    </text:span><text:span text:style-name="T19">action1</text:span><text:span text:style-name="T18">;</text:span></text:p>
            <text:p text:style-name="HTML_20_Preformatted"><text:span text:style-name="T18">} elseif ((</text:span><text:span text:style-name="T19">condition3</text:span><text:span text:style-name="T18">) &amp;&amp; (</text:span><text:span text:style-name="T19">condition4</text:span><text:span text:style-name="T18">)) {</text:span></text:p>
            <text:p text:style-name="HTML_20_Preformatted"><text:span text:style-name="T18">    </text:span><text:span text:style-name="T19">action2</text:span><text:span text:style-name="T18">;</text:span></text:p>
            <text:p text:style-name="HTML_20_Preformatted"><text:span text:style-name="T18">} else {</text:span></text:p>
            <text:p text:style-name="HTML_20_Preformatted"><text:span text:style-name="T18">    </text:span><text:span text:style-name="T19">defaultaction</text:span><text:span text:style-name="T18">;</text:span></text:p>
            <text:p text:style-name="HTML_20_Preformatted"><text:span text:style-name="T18">}</text:span></text:p>
            <text:p text:style-name="HTML_20_Preformatted"><text:span text:style-name="T19">?&gt;</text:span></text:p>
          </table:table-cell>
        </table:table-row>
      </table:table>
      <text:p text:style-name="P12">Control statements should have one space between the control keyword and opening parenthesis, to distinguish them from function calls.</text:p>
      <text:p text:style-name="P12">You are strongly encouraged to always use curly braces even in situations where they are technically optional. Having them increases readability and decreases the likelihood of logic errors being introduced when new lines are added. </text:p>
      <text:p text:style-name="Normal_20__28_Web_29_"><text:bookmark-start text:name="standards.control"/>For switch statements: <text:bookmark-end text:name="standards.control"/></text:p>
      <table:table table:name="Table3" table:style-name="Table3">
        <table:table-column table:style-name="Table3.A"/>
        <table:table-row table:style-name="Table3.1">
          <table:table-cell table:style-name="Table3.A1" office:value-type="string">
            <text:p text:style-name="P16"><text:span text:style-name="T15">&lt;?php</text:span></text:p>
            <text:p text:style-name="HTML_20_Preformatted"><text:span text:style-name="T26">switch (</text:span><text:span text:style-name="T15">condition</text:span><text:span text:style-name="T26">) {</text:span></text:p>
            <text:p text:style-name="HTML_20_Preformatted"><text:span text:style-name="T26">case </text:span><text:span text:style-name="T15">1</text:span><text:span text:style-name="T26">:</text:span></text:p>
            <text:p text:style-name="HTML_20_Preformatted"><text:span text:style-name="T26">    </text:span><text:span text:style-name="T15">action1</text:span><text:span text:style-name="T26">;</text:span></text:p>
            <text:p text:style-name="HTML_20_Preformatted"><text:span text:style-name="T26">    break;</text:span></text:p>
            <text:p text:style-name="HTML_20_Preformatted"><text:span text:style-name="T26"/></text:p>
            <text:p text:style-name="HTML_20_Preformatted"><text:span text:style-name="T26">case </text:span><text:span text:style-name="T15">2</text:span><text:span text:style-name="T26">:</text:span></text:p>
            <text:p text:style-name="HTML_20_Preformatted"><text:span text:style-name="T26">    </text:span><text:span text:style-name="T15">action2</text:span><text:span text:style-name="T26">;</text:span></text:p>
            <text:p text:style-name="HTML_20_Preformatted"><text:span text:style-name="T26">    break;</text:span></text:p>
            <text:p text:style-name="HTML_20_Preformatted"><text:span text:style-name="T26"/></text:p>
            <text:p text:style-name="HTML_20_Preformatted"><text:span text:style-name="T26">default:</text:span></text:p>
            <text:p text:style-name="HTML_20_Preformatted"><text:span text:style-name="T26">    </text:span><text:span text:style-name="T19">defaultaction</text:span><text:span text:style-name="T18">;</text:span></text:p>
            <text:p text:style-name="HTML_20_Preformatted"><text:span text:style-name="T18">    break;</text:span></text:p>
            <text:p text:style-name="HTML_20_Preformatted"><text:span text:style-name="T18">}</text:span></text:p>
            <text:p text:style-name="HTML_20_Preformatted"><text:span text:style-name="T19">?&gt;</text:span></text:p>
          </table:table-cell>
        </table:table-row>
      </table:table>
      <text:h text:style-name="P21" text:outline-level="1"/>
      <text:h text:style-name="P5" text:outline-level="1">Function Calls</text:h>
      <text:p text:style-name="Normal_20__28_Web_29_"><text:span text:style-name="T12">Functions should be called with no spaces between the function name, the opening parenthesis, and the first parameter; spaces between commas and each parameter, and no space between the last parameter, the closing parenthesis, and the semicolon. </text:span>Here's an example: </text:p>
      <table:table table:name="Table4" table:style-name="Table4">
        <table:table-column table:style-name="Table4.A"/>
        <table:table-row table:style-name="Table4.1">
          <table:table-cell table:style-name="Table4.A1" office:value-type="string">
            <text:p text:style-name="P16"><text:span text:style-name="T15">&lt;?php</text:span></text:p>
            <text:p text:style-name="HTML_20_Preformatted"><text:span text:style-name="T15">$var </text:span><text:span text:style-name="T26">= </text:span><text:span text:style-name="T15">foo</text:span><text:span text:style-name="T26">(</text:span><text:span text:style-name="T15">$bar</text:span><text:span text:style-name="T26">, </text:span><text:span text:style-name="T15">$baz</text:span><text:span text:style-name="T26">, </text:span><text:span text:style-name="T15">$quux</text:span><text:span text:style-name="T26">);</text:span></text:p>
            <text:p text:style-name="HTML_20_Preformatted"><text:span text:style-name="T19">?&gt;</text:span></text:p>
          </table:table-cell>
        </table:table-row>
      </table:table>
      <text:p text:style-name="P12"><text:bookmark-start text:name="standards.funcalls"/>As displayed above, there should be one space on either side of an equals sign used to assign the return value of a function to a variable. In the case of a block of related assignments, more space may be inserted to promote readability: <text:bookmark-end text:name="standards.funcalls"/></text:p>
      <table:table table:name="Table5" table:style-name="Table5">
        <table:table-column table:style-name="Table5.A"/>
        <table:table-row table:style-name="Table5.1">
          <table:table-cell table:style-name="Table5.A1" office:value-type="string">
            <text:p text:style-name="P16"><text:span text:style-name="T14"/></text:p>
            <text:p text:style-name="HTML_20_Preformatted"><text:span text:style-name="T15">&lt;?php</text:span></text:p>
            <text:p text:style-name="HTML_20_Preformatted"><text:span text:style-name="T15">$short         </text:span><text:span text:style-name="T26">= </text:span><text:span text:style-name="T15">foo</text:span><text:span text:style-name="T26">(</text:span><text:span text:style-name="T15">$bar</text:span><text:span text:style-name="T26">);</text:span></text:p>
            <text:p text:style-name="HTML_20_Preformatted"><text:span text:style-name="T15">$long_variable </text:span><text:span text:style-name="T26">= </text:span><text:span text:style-name="T15">foo</text:span><text:span text:style-name="T26">(</text:span><text:span text:style-name="T15">$baz</text:span><text:span text:style-name="T26">);</text:span></text:p>
            <text:p text:style-name="HTML_20_Preformatted"><text:span text:style-name="T19">?&gt;</text:span></text:p>
            <text:p text:style-name="HTML_20_Preformatted"><text:span text:style-name="HTML_20_Code"/></text:p>
          </table:table-cell>
        </table:table-row>
      </table:table>
      <text:h text:style-name="P21" text:outline-level="1">Class Definitions</text:h>
      <text:p text:style-name="P12"><text:bookmark-start text:name="standards.classdef"/>Class declarations have their opening brace on a new line: <text:bookmark-end text:name="standards.classdef"/></text:p>
      <table:table table:name="Table6" table:style-name="Table6">
        <table:table-column table:style-name="Table6.A"/>
        <table:table-row table:style-name="Table6.1">
          <table:table-cell table:style-name="Table6.A1" office:value-type="string">
            <text:p text:style-name="P16"><text:span text:style-name="T15">&lt;?php</text:span></text:p>
            <text:p text:style-name="HTML_20_Preformatted"><text:span text:style-name="T26">class </text:span><text:span text:style-name="T15">FooBar</text:span></text:p>
            <text:p text:style-name="HTML_20_Preformatted"><text:span text:style-name="T26">{</text:span></text:p>
            <text:p text:style-name="HTML_20_Preformatted"><text:span text:style-name="T26"/></text:p>
            <text:p text:style-name="HTML_20_Preformatted"><text:span text:style-name="T26">    </text:span><text:span text:style-name="T16">//... code goes here</text:span></text:p>
            <text:p text:style-name="HTML_20_Preformatted"><text:span text:style-name="T16"/></text:p>
            <text:p text:style-name="HTML_20_Preformatted"><text:span text:style-name="T18">}</text:span></text:p>
            <text:p text:style-name="HTML_20_Preformatted"><text:span text:style-name="T19">?&gt;</text:span></text:p>
          </table:table-cell>
        </table:table-row>
      </table:table>
      <text:h text:style-name="P21" text:outline-level="1">Function Definitions</text:h>
      <text:p text:style-name="Normal_20__28_Web_29_"><text:span text:style-name="T12">Function declarations follow the </text:span><text:span text:style-name="T13">"BSD/Allman style"</text:span><text:span text:style-name="T12">: </text:span></text:p>
      <table:table table:name="Table7" table:style-name="Table7">
        <table:table-column table:style-name="Table7.A"/>
        <table:table-row table:style-name="Table7.1">
          <table:table-cell table:style-name="Table7.A1" office:value-type="string">
            <text:p text:style-name="P16"><text:span text:style-name="T15">&lt;?php</text:span></text:p>
            <text:p text:style-name="HTML_20_Preformatted"><text:span text:style-name="T26">function </text:span><text:span text:style-name="T15">fooFunction</text:span><text:span text:style-name="T26">(</text:span><text:span text:style-name="T15">$arg1</text:span><text:span text:style-name="T26">, </text:span><text:span text:style-name="T15">$arg2 </text:span><text:span text:style-name="T26">= </text:span><text:span text:style-name="T27">''</text:span><text:span text:style-name="T26">)</text:span></text:p>
            <text:p text:style-name="HTML_20_Preformatted"><text:span text:style-name="T26">{</text:span></text:p>
            <text:p text:style-name="HTML_20_Preformatted"><text:span text:style-name="T26">    if (</text:span><text:span text:style-name="T15">condition</text:span><text:span text:style-name="T26">) {</text:span></text:p>
            <text:p text:style-name="HTML_20_Preformatted"><text:span text:style-name="T26">        </text:span><text:span text:style-name="T15">statement</text:span><text:span text:style-name="T26">;</text:span></text:p>
            <text:p text:style-name="HTML_20_Preformatted"><text:span text:style-name="T26">    }</text:span></text:p>
            <text:p text:style-name="HTML_20_Preformatted"><text:span text:style-name="T26">    return </text:span><text:span text:style-name="T15">$val</text:span><text:span text:style-name="T26">;</text:span></text:p>
            <text:p text:style-name="HTML_20_Preformatted"><text:span text:style-name="T18">}</text:span></text:p>
            <text:p text:style-name="HTML_20_Preformatted"><text:span text:style-name="T19">?&gt;</text:span></text:p>
          </table:table-cell>
        </table:table-row>
      </table:table>
      <text:p text:style-name="Normal_20__28_Web_29_"><text:bookmark-start text:name="standards.funcdef"/><text:span text:style-name="T12">Arguments with default values go at the end of the argument list. Always attempt to return a meaningful value from a function if one is appropriate. </text:span>Here is a slightly longer example: <text:bookmark-end text:name="standards.funcdef"/></text:p>
      <table:table table:name="Table8" table:style-name="Table8">
        <table:table-column table:style-name="Table8.A"/>
        <table:table-row table:style-name="Table8.1">
          <table:table-cell table:style-name="Table8.A1" office:value-type="string">
            <text:p text:style-name="P16"><text:span text:style-name="T15">&lt;?php</text:span></text:p>
            <text:p text:style-name="HTML_20_Preformatted"><text:span text:style-name="T26">function </text:span><text:span text:style-name="T15">connect</text:span><text:span text:style-name="T26">(&amp;</text:span><text:span text:style-name="T15">$dsn</text:span><text:span text:style-name="T26">, </text:span><text:span text:style-name="T15">$persistent </text:span><text:span text:style-name="T26">= </text:span><text:span text:style-name="T15">false</text:span><text:span text:style-name="T26">)</text:span></text:p>
            <text:p text:style-name="HTML_20_Preformatted"><text:span text:style-name="T26">{</text:span></text:p>
            <text:p text:style-name="HTML_20_Preformatted"><text:span text:style-name="T26">    if (</text:span><text:span text:style-name="T15">is_array</text:span><text:span text:style-name="T26">(</text:span><text:span text:style-name="T15">$dsn</text:span><text:span text:style-name="T26">)) {</text:span></text:p>
            <text:p text:style-name="HTML_20_Preformatted"><text:span text:style-name="T26">        </text:span><text:span text:style-name="T15">$dsninfo </text:span><text:span text:style-name="T26">= &amp;</text:span><text:span text:style-name="T15">$dsn</text:span><text:span text:style-name="T26">;</text:span></text:p>
            <text:p text:style-name="HTML_20_Preformatted"><text:span text:style-name="T26">    } else {</text:span></text:p>
            <text:p text:style-name="HTML_20_Preformatted"><text:span text:style-name="T26">        </text:span><text:span text:style-name="T15">$dsninfo </text:span><text:span text:style-name="T26">= </text:span><text:span text:style-name="T15">DB</text:span><text:span text:style-name="T26">::</text:span><text:span text:style-name="T15">parseDSN</text:span><text:span text:style-name="T26">(</text:span><text:span text:style-name="T15">$dsn</text:span><text:span text:style-name="T26">);</text:span></text:p>
            <text:p text:style-name="HTML_20_Preformatted"><text:span text:style-name="T26">    }</text:span></text:p>
            <text:p text:style-name="HTML_20_Preformatted"><text:span text:style-name="T26"/></text:p>
            <text:p text:style-name="HTML_20_Preformatted"><text:span text:style-name="T26">    if (!</text:span><text:span text:style-name="T15">$dsninfo </text:span><text:span text:style-name="T26">|| !</text:span><text:span text:style-name="T15">$dsninfo</text:span><text:span text:style-name="T26">[</text:span><text:span text:style-name="T27">'phptype'</text:span><text:span text:style-name="T26">]) {</text:span></text:p>
            <text:p text:style-name="HTML_20_Preformatted"><text:span text:style-name="T26">        return </text:span><text:span text:style-name="T15">$this</text:span><text:span text:style-name="T26">-&gt;</text:span><text:span text:style-name="T15">raiseError</text:span><text:span text:style-name="T26">();</text:span></text:p>
            <text:p text:style-name="HTML_20_Preformatted"><text:span text:style-name="T26">    </text:span><text:span text:style-name="T18">}</text:span></text:p>
            <text:p text:style-name="HTML_20_Preformatted"><text:span text:style-name="T18"/></text:p>
            <text:p text:style-name="HTML_20_Preformatted"><text:span text:style-name="T18">    return </text:span><text:span text:style-name="T19">true</text:span><text:span text:style-name="T18">;</text:span></text:p>
            <text:p text:style-name="HTML_20_Preformatted"><text:span text:style-name="T18">}</text:span></text:p>
            <text:p text:style-name="HTML_20_Preformatted"><text:span text:style-name="T19">?&gt;</text:span></text:p>
          </table:table-cell>
        </table:table-row>
      </table:table>
      <text:h text:style-name="P21" text:outline-level="1">Arrays</text:h>
      <text:p text:style-name="Normal_20__28_Web_29_"><text:span text:style-name="T12">Arrays should be formatted with a space separating each element and assignment operator, if applicable:</text:span></text:p>
      <table:table table:name="Table18" table:style-name="Table18">
        <table:table-column table:style-name="Table18.A"/>
        <table:table-row table:style-name="Table18.1">
          <table:table-cell table:style-name="Table18.A1" office:value-type="string">
            <text:p text:style-name="P14"><text:span text:style-name="T15">$some_array = array('hello', 'world', 'foo' =&gt; 'bar');</text:span></text:p>
          </table:table-cell>
        </table:table-row>
      </table:table>
      <text:p text:style-name="P14"><text:line-break/>Note that if the line spans longer than 80 characters, each element should be broken into its own line, and indented one level: </text:p>
      <text:p text:style-name="Standard"/>
      <table:table table:name="Table17" table:style-name="Table17">
        <table:table-column table:style-name="Table17.A"/>
        <table:table-row table:style-name="Table17.1">
          <table:table-cell table:style-name="Table17.A1" office:value-type="string">
            <text:p text:style-name="P40"><text:span text:style-name="T28">$form['title'] = array(</text:span></text:p>
            <text:p text:style-name="P40"><text:span text:style-name="T28"><text:s text:c="2"/>'#type' =&gt; 'textfield',</text:span></text:p>
            <text:p text:style-name="P40"><text:span text:style-name="T28"><text:s text:c="2"/>'#title' =&gt; t('Title'),</text:span></text:p>
            <text:p text:style-name="P40"><text:span text:style-name="T28"><text:s text:c="2"/>'#size' =&gt; 60,</text:span></text:p>
            <text:p text:style-name="P40"><text:span text:style-name="T28"><text:s text:c="2"/>'#maxlength' =&gt; 128,</text:span></text:p>
            <text:p text:style-name="P40"><text:span text:style-name="T28"><text:s text:c="2"/>'#description' =&gt; t('The title of your node.'),</text:span></text:p>
            <text:p text:style-name="P40"><text:span text:style-name="T28">);</text:span></text:p>
          </table:table-cell>
        </table:table-row>
      </table:table>
      <text:p text:style-name="P12">Note the comma at the end of the last array element--this is not a typo! It helps prevent parsing errors if another element is placed at the end of the list later.</text:p>
      <text:h text:style-name="Heading_20_1" text:outline-level="1">Comments</text:h>
      <text:p text:style-name="Normal_20__28_Web_29_"><text:bookmark-start text:name="standards.comments"/><text:span text:style-name="T12">Complete inline documentation comment blocks (docblocks) must be provided. Please read the </text:span><text:bookmark-end text:name="standards.comments"/><text:a xlink:type="simple" xlink:href="http://pear.php.net/manual/en/standards.sample.php"><text:span text:style-name="T20">Sample File (http://pear.php.net/manual/en/standards.sample.php)</text:span></text:a><text:span text:style-name="T12"> and </text:span><text:a xlink:type="simple" xlink:href="http://pear.php.net/manual/en/standards.header.php"><text:span text:style-name="T20">Header Comment Blocks (http://pear.php.net/manual/en/standards.header.php)</text:span></text:a><text:span text:style-name="T12"> sections of the Coding Standards to learn the specifics of writing docblocks for PEAR packages. Further information can be found on the </text:span><text:a xlink:type="simple" xlink:href="http://www.phpdoc.org/"><text:span text:style-name="T20">phpDocumentor (http://www.phpdoc.org/)</text:span></text:a><text:span text:style-name="T12"> website. </text:span></text:p>
      <text:p text:style-name="Normal_20__28_Web_29_"><text:span text:style-name="T12">Non-documentation comments are strongly encouraged. A general rule of thumb is that if you look at a section of code and think </text:span><text:span text:style-name="T13">"Wow, I don't want to try and describe that"</text:span><text:span text:style-name="T12">, you need to comment it before you forget how it works. </text:span></text:p>
      <text:p text:style-name="Normal_20__28_Web_29_"><text:span text:style-name="T12">C style comments (/* */) and standard C++ comments (//) are both fine. </text:span>Use of Perl/shell style comments (#) is discouraged. </text:p>
      <text:h text:style-name="P21" text:outline-level="1">Including Code</text:h>
      <text:p text:style-name="Normal_20__28_Web_29_"><text:span text:style-name="T12">Anywhere you are unconditionally including a class file, use </text:span><text:span text:style-name="T23">require_once</text:span><text:span text:style-name="T12">. Anywhere you are conditionally including a class file (for example, factory methods), use </text:span><text:span text:style-name="T23">include_once</text:span><text:span text:style-name="T12">. Either of these will ensure that class files are included only once. They share the same file list, so you don't need to worry about mixing them - a file included with </text:span><text:span text:style-name="T23">require_once</text:span><text:span text:style-name="T12"> will not be included again by </text:span><text:span text:style-name="T23">include_once</text:span><text:span text:style-name="T12">. </text:span></text:p>
      <text:p text:style-name="P12"><text:span text:style-name="T29">Note: include_once</text:span> and <text:span text:style-name="T29">require_once</text:span> are statements, not functions. Parentheses should not surround the subject filename. </text:p>
      <text:p text:style-name="P15"/>
      <text:p text:style-name="P15"/>
      <text:p text:style-name="P15"/>
      <text:h text:style-name="P41" text:outline-level="1">Best practices - Guidelines for better performing code</text:h>
      <text:h text:style-name="Heading_20_2" text:outline-level="2">String Comparison</text:h>
      <text:p text:style-name="Normal_20__28_Web_29_"><text:span text:style-name="T12">Using empty() is reported to be about 20% faster than comparison with '' or "" (zero-length strings).<text:line-break/></text:span>So</text:p>
      <table:table table:name="Table23" table:style-name="Table23">
        <table:table-column table:style-name="Table23.A"/>
        <table:table-row table:style-name="Table23.1">
          <table:table-cell table:style-name="Table23.A1" office:value-type="string">
            <text:p text:style-name="Standard"><text:span text:style-name="T19">&lt;?php</text:span><text:span text:style-name="T30"><text:line-break/></text:span><text:span text:style-name="T31">if (</text:span><text:span text:style-name="T19">$var </text:span><text:span text:style-name="T31">== </text:span><text:span text:style-name="T32">""</text:span><text:span text:style-name="T31">) {</text:span><text:span text:style-name="T33"><text:line-break/></text:span><text:span text:style-name="T31">}</text:span><text:span text:style-name="T33"><text:line-break/></text:span><text:span text:style-name="T19">?&gt;</text:span></text:p>
          </table:table-cell>
        </table:table-row>
      </table:table>
      <text:p text:style-name="Standard"><text:line-break/>Should not be used, instead use</text:p>
      <table:table table:name="Table24" table:style-name="Table24">
        <table:table-column table:style-name="Table24.A"/>
        <table:table-row table:style-name="Table24.1">
          <table:table-cell table:style-name="Table24.A1" office:value-type="string">
            <text:p text:style-name="Standard"><text:span text:style-name="T15">&lt;?php</text:span><text:span text:style-name="T25"><text:line-break/></text:span><text:span text:style-name="T34">if (empty(</text:span><text:span text:style-name="T15">$var</text:span><text:span text:style-name="T34">)) {</text:span><text:span text:style-name="T35"><text:line-break/></text:span><text:span text:style-name="T34">}</text:span><text:span text:style-name="T35"><text:line-break/></text:span><text:span text:style-name="T15">?&gt;</text:span></text:p>
          </table:table-cell>
        </table:table-row>
      </table:table>
      <text:p text:style-name="P15"/>
      <text:h text:style-name="Heading_20_2" text:outline-level="2">Queries looking for whether one or more rows exist</text:h>
      <text:p text:style-name="P12">Selecting the primary key and limiting to 1 result returned may be better than using COUNT(*).<text:line-break/>(we must add more stuff here)</text:p>
      <text:h text:style-name="Heading_20_2" text:outline-level="2">Write E_ALL compliant code</text:h>
      <text:p text:style-name="P15"/>
      <text:p text:style-name="P15">Set in your php.ini</text:p>
      <table:table table:name="Table14" table:style-name="Table14">
        <table:table-column table:style-name="Table14.A"/>
        <table:table-row table:style-name="Table14.1">
          <table:table-cell table:style-name="Table14.A1" office:value-type="string">
            <text:p text:style-name="P42">; err<text:span text:style-name="T36">or_reporting is a bit-field. <text:s/>Or each number up to get desired error</text:span></text:p>
            <text:p text:style-name="P43">; reporting level</text:p>
            <text:p text:style-name="P43">; <text:s/>E_ALL <text:s text:c="12"/>- All errors and warnings (doesn't include E_STRICT)</text:p>
            <text:p text:style-name="P44"><text:span text:style-name="T37">; <text:s/>E_ERROR <text:s text:c="10"/>- fatal run-time errors</text:span></text:p>
            <text:p text:style-name="P44"><text:span text:style-name="T37">...</text:span></text:p>
            <text:p text:style-name="P44"><text:span text:style-name="T37">error_reporting <text:s/>= <text:s/>E_ALL</text:span></text:p>
          </table:table-cell>
        </table:table-row>
      </table:table>
      <text:p text:style-name="P12">This will report all errors and warning.</text:p>
      <text:h text:style-name="Heading_20_2" text:outline-level="2">Common coding mistakes and new coding practice</text:h>
      <text:p text:style-name="P45"><text:span text:style-name="T38"/></text:p>
      <text:p text:style-name="P45"><text:span text:style-name="T38">Use of if (isset($var)) or if (!empty($var))</text:span></text:p>
      <text:p text:style-name="P12">If you want to test if an array has been set to any value, don't use:</text:p>
      <table:table table:name="Table15" table:style-name="Table15">
        <table:table-column table:style-name="Table15.A"/>
        <table:table-row table:style-name="Table15.1">
          <table:table-cell table:style-name="Table15.A1" office:value-type="string">
            <text:p text:style-name="P44"><text:span text:style-name="T15">&lt;?php</text:span><text:span text:style-name="T39"><text:line-break/></text:span><text:span text:style-name="T34">if (</text:span><text:span text:style-name="T15">$foo</text:span><text:span text:style-name="T34">) {}</text:span><text:span text:style-name="T40"><text:line-break/></text:span><text:span text:style-name="T15">?&gt;</text:span></text:p>
          </table:table-cell>
        </table:table-row>
      </table:table>
      <text:p text:style-name="P15"><text:line-break/>but:</text:p>
      <table:table table:name="Table20" table:style-name="Table20">
        <table:table-column table:style-name="Table20.A"/>
        <table:table-row table:style-name="Table20.1">
          <table:table-cell table:style-name="Table20.A1" office:value-type="string">
            <text:p text:style-name="P44"><text:span text:style-name="T15">&lt;?php</text:span><text:span text:style-name="T25"><text:line-break/><text:line-break/></text:span><text:span text:style-name="T41">// either</text:span><text:span text:style-name="T42"><text:line-break/></text:span><text:span text:style-name="T34">if (isset(</text:span><text:span text:style-name="T15">$foo</text:span><text:span text:style-name="T34">)) {} </text:span><text:span text:style-name="T41">// $foo=0 (zero) and $foo= '' return TRUE </text:span><text:span text:style-name="T42"><text:line-break/></text:span><text:span text:style-name="T41">// or</text:span><text:span text:style-name="T42"><text:line-break/></text:span><text:span text:style-name="T34">if (!empty(</text:span><text:span text:style-name="T15">$foo</text:span><text:span text:style-name="T34">)) {} </text:span><text:span text:style-name="T41">// use this when 0 or '' are not expected </text:span><text:span text:style-name="T42"><text:line-break/></text:span><text:span text:style-name="T41">// and are not valid values for $foo. </text:span><text:span text:style-name="T42"><text:line-break/></text:span><text:span text:style-name="T15">?&gt;</text:span></text:p>
          </table:table-cell>
        </table:table-row>
      </table:table>
      <text:p text:style-name="P15"><text:span text:style-name="T15"/></text:p>
      <text:p text:style-name="Standard"><text:span text:style-name="T12">The difference between </text:span><text:a xlink:type="simple" xlink:href="http://php.net/isset" office:target-frame-name="_blank" xlink:show="new"><text:span text:style-name="T20">isset()</text:span></text:a><text:span text:style-name="T12"> and </text:span><text:a xlink:type="simple" xlink:href="http://php.net/empty"><text:span text:style-name="T20">!empty()</text:span></text:a><text:span text:style-name="T12"> is that unlike </text:span><text:span text:style-name="T24">!empty()</text:span><text:span text:style-name="T12">, </text:span><text:span text:style-name="T24">isset()</text:span><text:span text:style-name="T12"> will return TRUE even if the variable is set to an empty string or to the integer 0. In order to decide which one to use, consider whether 0 or '' are valid and expected values for your variable.</text:span></text:p>
      <text:p text:style-name="P12">The following code is wrong:</text:p>
      <table:table table:name="Table21" table:style-name="Table21">
        <table:table-column table:style-name="Table21.A"/>
        <table:table-row table:style-name="Table21.1">
          <table:table-cell table:style-name="Table21.A1" office:value-type="string">
            <text:p text:style-name="P44"><text:span text:style-name="T15">&lt;?php</text:span><text:span text:style-name="T25"><text:line-break/></text:span><text:span text:style-name="T34">function </text:span><text:span text:style-name="T15">_form_builder</text:span><text:span text:style-name="T34">(</text:span><text:span text:style-name="T15">$form</text:span><text:span text:style-name="T34">, </text:span><text:span text:style-name="T15">$parents </text:span><text:span text:style-name="T34">= array(), </text:span><text:span text:style-name="T15">$multiple </text:span><text:span text:style-name="T34">= </text:span><text:span text:style-name="T15">FALSE</text:span><text:span text:style-name="T34">) {</text:span><text:span text:style-name="T35"><text:line-break/></text:span><text:span text:style-name="T34">  </text:span><text:span text:style-name="T41">// (...)</text:span><text:span text:style-name="T42"><text:line-break/></text:span><text:span text:style-name="T41">  </text:span><text:span text:style-name="T34">if (</text:span><text:span text:style-name="T15">$form</text:span><text:span text:style-name="T34">[</text:span><text:span text:style-name="T43">'#input'</text:span><text:span text:style-name="T34">]) {</text:span><text:span text:style-name="T35"><text:line-break/></text:span><text:span text:style-name="T34">    </text:span><text:span text:style-name="T41">// some code (...)</text:span><text:span text:style-name="T42"><text:line-break/></text:span><text:span text:style-name="T41">  </text:span><text:span text:style-name="T34">}</text:span><text:span text:style-name="T35"><text:line-break/></text:span><text:span text:style-name="T34">}</text:span><text:span text:style-name="T35"><text:line-break/></text:span><text:span text:style-name="T15">?&gt;</text:span></text:p>
          </table:table-cell>
        </table:table-row>
      </table:table>
      <text:p text:style-name="Normal_20__28_Web_29_"><text:span text:style-name="T12">Here, the variable </text:span><text:span text:style-name="T24">$form</text:span><text:span text:style-name="T12"> is passed on to the function. If </text:span><text:span text:style-name="T24">$form['#input']</text:span><text:span text:style-name="T12"> has been set to any value, </text:span><text:span text:style-name="T24">some code</text:span><text:span text:style-name="T12"> is executed. The problem is that testing this way outputs the following error message:</text:span></text:p>
      <text:p text:style-name="Standard"><text:span text:style-name="T44">notice: Undefined index: #input in includes/form.inc on line 194.</text:span></text:p>
      <text:p text:style-name="P12">Even though the array $form is already declared and passed to the function, each array's index must be explicitly declared. The previous code should read:</text:p>
      <table:table table:name="Table22" table:style-name="Table22">
        <table:table-column table:style-name="Table22.A"/>
        <table:table-row table:style-name="Table22.1">
          <table:table-cell table:style-name="Table22.A1" office:value-type="string">
            <text:p text:style-name="P44"><text:span text:style-name="T15">&lt;?php</text:span><text:span text:style-name="T25"><text:line-break/></text:span><text:span text:style-name="T34">function </text:span><text:span text:style-name="T15">_form_builder</text:span><text:span text:style-name="T34">(</text:span><text:span text:style-name="T15">$form</text:span><text:span text:style-name="T34">, </text:span><text:span text:style-name="T15">$parents </text:span><text:span text:style-name="T34">= array(), </text:span><text:span text:style-name="T15">$multiple </text:span><text:span text:style-name="T34">= </text:span><text:span text:style-name="T15">FALSE</text:span><text:span text:style-name="T34">) {</text:span><text:span text:style-name="T35"><text:line-break/></text:span><text:span text:style-name="T34">  </text:span><text:span text:style-name="T41">// (...)</text:span><text:span text:style-name="T42"><text:line-break/></text:span><text:span text:style-name="T41">  </text:span><text:span text:style-name="T34">if (!empty(</text:span><text:span text:style-name="T15">$form</text:span><text:span text:style-name="T34">[</text:span><text:span text:style-name="T43">'#input'</text:span><text:span text:style-name="T34">])) {</text:span><text:span text:style-name="T35"><text:line-break/></text:span><text:span text:style-name="T34">    </text:span><text:span text:style-name="T41">// some code (...)</text:span><text:span text:style-name="T42"><text:line-break/></text:span><text:span text:style-name="T41">  </text:span><text:span text:style-name="T34">}</text:span><text:span text:style-name="T35"><text:line-break/></text:span><text:span text:style-name="T34">}</text:span><text:span text:style-name="T35"><text:line-break/></text:span><text:span text:style-name="T15">?&gt;</text:span></text:p>
          </table:table-cell>
        </table:table-row>
      </table:table>
      <text:p text:style-name="Normal_20__28_Web_29_"><text:span text:style-name="T45">Pay attention !</text:span></text:p>
      <text:p text:style-name="Normal_20__28_Web_29_"><text:span text:style-name="T12">The function </text:span><text:a xlink:type="simple" xlink:href="http://php.net/isset"><text:span text:style-name="T20">isset()</text:span></text:a><text:span text:style-name="T12"> returns </text:span><text:span text:style-name="T24">TRUE</text:span><text:span text:style-name="T12"> when the variable is set to the integer </text:span><text:span text:style-name="T24">0</text:span><text:span text:style-name="T12">, but </text:span><text:span text:style-name="T24">FALSE</text:span><text:span text:style-name="T12"> if the variable is set to </text:span><text:span text:style-name="T24">NULL</text:span><text:span text:style-name="T12">. In some cases, </text:span><text:a xlink:type="simple" xlink:href="http://php.net/is_null" office:target-frame-name="_blank" xlink:show="new"><text:span text:style-name="T20">is_null()</text:span></text:a><text:span text:style-name="T12"> is a better choice, especially when testing the value of a variable returned by an SQL query.</text:span></text:p>
      <text:h text:style-name="Heading_20_2" text:outline-level="2">String : Concatenations</text:h>
      <text:p text:style-name="P12">Always use a space between the dot and the concatenated part, unless it is a quote. So there is no space between the dot and the quote.<text:line-break/>Examples:</text:p>
      <table:table table:name="Table26" table:style-name="Table26">
        <table:table-column table:style-name="Table26.A"/>
        <table:table-row table:style-name="Table26.1">
          <table:table-cell table:style-name="Table26.A1" office:value-type="string">
            <text:p text:style-name="P44"><text:span text:style-name="T15">&lt;?php</text:span><text:span text:style-name="T25"><text:line-break/></text:span><text:span text:style-name="T15">  $string </text:span><text:span text:style-name="T34">= </text:span><text:span text:style-name="T43">'Foo'</text:span><text:span text:style-name="T34">. </text:span><text:span text:style-name="T15">$bar</text:span><text:span text:style-name="T34">;</text:span><text:span text:style-name="T35"><text:line-break/></text:span><text:span text:style-name="T34">  </text:span><text:span text:style-name="T15">$string </text:span><text:span text:style-name="T34">= </text:span><text:span text:style-name="T15">$bar </text:span><text:span text:style-name="T34">.</text:span><text:span text:style-name="T43">'foo'</text:span><text:span text:style-name="T34">;</text:span><text:span text:style-name="T35"><text:line-break/></text:span><text:span text:style-name="T34">  </text:span><text:span text:style-name="T15">$string </text:span><text:span text:style-name="T34">= </text:span><text:span text:style-name="T15">bar</text:span><text:span text:style-name="T34">() .</text:span><text:span text:style-name="T43">'foo'</text:span><text:span text:style-name="T34">;</text:span><text:span text:style-name="T35"><text:line-break/></text:span><text:span text:style-name="T15">?&gt;</text:span></text:p>
          </table:table-cell>
        </table:table-row>
      </table:table>
      <text:p text:style-name="Standard"><text:span text:style-name="T12"><text:line-break/>When you concatenate simple variables, you can use double quotes and add the string inside, otherwise use single quotes.<text:line-break/></text:span>Example:</text:p>
      <table:table table:name="Table27" table:style-name="Table27">
        <table:table-column table:style-name="Table27.A"/>
        <table:table-row table:style-name="Table27.1">
          <table:table-cell table:style-name="Table27.A1" office:value-type="string">
            <text:p text:style-name="P44"><text:span text:style-name="T15">&lt;?php</text:span><text:span text:style-name="T25"><text:line-break/></text:span><text:span text:style-name="T15">$string </text:span><text:span text:style-name="T34">= </text:span><text:span text:style-name="T43">"Foo $bar"</text:span><text:span text:style-name="T34">; </text:span><text:span text:style-name="T35"><text:line-break/></text:span><text:span text:style-name="T15">?&gt;</text:span></text:p>
          </table:table-cell>
        </table:table-row>
      </table:table>
      <text:p text:style-name="P15"/>
      <text:h text:style-name="Heading_20_2" text:outline-level="2">String : "Double Quotes" or 'Single Quotes'</text:h>
      <text:p text:style-name="P12">Use double quotes whenever a string contains variables that need to be evaluated by PHP prior to returning the string, otherwise use single quotes. This will make your code much more efficient. </text:p>
      <text:p text:style-name="P12">Examples:</text:p>
      <table:table table:name="Table28" table:style-name="Table28">
        <table:table-column table:style-name="Table28.A"/>
        <table:table-row table:style-name="Table28.1">
          <table:table-cell table:style-name="Table28.A1" office:value-type="string">
            <text:p text:style-name="P44"><text:span text:style-name="T15">&lt;?php</text:span><text:span text:style-name="T25"><text:line-break/></text:span><text:span text:style-name="T15">  $string </text:span><text:span text:style-name="T34">= </text:span><text:span text:style-name="T43">'Foo'</text:span><text:span text:style-name="T34">. </text:span><text:span text:style-name="T15">$bar</text:span><text:span text:style-name="T34">;</text:span><text:span text:style-name="T35"><text:line-break/></text:span><text:span text:style-name="T34">  </text:span><text:span text:style-name="T15">$string </text:span><text:span text:style-name="T34">= </text:span><text:span text:style-name="T15">$bar </text:span><text:span text:style-name="T34">.</text:span><text:span text:style-name="T43">'foo'</text:span><text:span text:style-name="T34">;</text:span><text:span text:style-name="T35"><text:line-break/></text:span><text:span text:style-name="T34">  </text:span><text:span text:style-name="T15">$string </text:span><text:span text:style-name="T34">= </text:span><text:span text:style-name="T15">bar</text:span><text:span text:style-name="T34">() .</text:span><text:span text:style-name="T43">'foo'</text:span><text:span text:style-name="T34">;</text:span><text:span text:style-name="T35"><text:line-break/></text:span><text:span text:style-name="T15">?&gt;</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CA"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Text_20_body" style:next-style-name="Text_20_body" style:class="text" style:default-outline-level="4">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class="text" style:default-outline-level="5">
      <style:text-properties fo:font-size="10pt" fo:font-weight="bold" style:font-size-asian="10pt" style:font-weight-asian="bold" style:font-size-complex="10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master-page-name="">
      <style:paragraph-properties fo:margin-left="0in" fo:margin-right="0in" fo:margin-top="0in" fo:margin-bottom="0in" fo:text-indent="0in" style:auto-text-indent="false" fo:background-color="#e6e6e6" style:shadow="none">
        <style:background-image/>
      </style:paragraph-properties>
      <style:text-properties style:font-name="Trebuchet MS1" fo:font-size="8pt"/>
    </style:style>
    <style:style style:name="Normal_20__28_Web_29_" style:display-name="Normal (Web)" style:family="paragraph" style:parent-style-name="Standard">
      <style:paragraph-properties fo:margin-top="0.1945in" fo:margin-bottom="0.1945in"/>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Times New Roman" style:font-size-asian="10pt" style:font-name-complex="Courier New" style:font-size-complex="10pt"/>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quote" style:family="text" style:parent-style-name="Default_20_Paragraph_20_Font"/>
    <style:style style:name="emphasis" style:family="text" style:parent-style-name="Default_20_Paragraph_20_Font"/>
    <style:style style:name="Quotations" style:family="text">
      <style:text-properties style:use-window-font-color="true" style:font-name="Trebuchet MS" fo:font-size="8pt" fo:language="fr" fo:country="CA" fo:font-style="normal" fo:font-weight="normal" fo:background-color="#e6e6e6" style:font-name-asian="Times New Roman" style:font-size-asian="8pt" style:font-name-complex="Times New Roman"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2" style:num-suffix="." text:bullet-char="">
        <style:list-level-properties text:space-before="1.75in" text:min-label-width="0.25in"/>
        <style:text-properties style:font-name="Wingdings"/>
      </text:list-level-style-bullet>
      <text:list-level-style-bullet text:level="5" text:style-name="WW8Num1z2" style:num-suffix="." text:bullet-char="">
        <style:list-level-properties text:space-before="2.25in" text:min-label-width="0.25in"/>
        <style:text-properties style:font-name="Wingdings"/>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2" style:num-suffix="." text:bullet-char="">
        <style:list-level-properties text:space-before="3.25in" text:min-label-width="0.25in"/>
        <style:text-properties style:font-name="Wingdings"/>
      </text:list-level-style-bullet>
      <text:list-level-style-bullet text:level="8" text:style-name="WW8Num1z2" style:num-suffix="." text:bullet-char="">
        <style:list-level-properties text:space-before="3.75in" text:min-label-width="0.25in"/>
        <style:text-properties style:font-name="Wingdings"/>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2"/>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2" style:num-suffix="." text:bullet-char="">
        <style:list-level-properties text:space-before="1.75in" text:min-label-width="0.25in"/>
        <style:text-properties style:font-name="Wingdings"/>
      </text:list-level-style-bullet>
      <text:list-level-style-bullet text:level="5" text:style-name="WW8Num2z2" style:num-suffix="." text:bullet-char="">
        <style:list-level-properties text:space-before="2.25in" text:min-label-width="0.25in"/>
        <style:text-properties style:font-name="Wingdings"/>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2" style:num-suffix="." text:bullet-char="">
        <style:list-level-properties text:space-before="3.25in" text:min-label-width="0.25in"/>
        <style:text-properties style:font-name="Wingdings"/>
      </text:list-level-style-bullet>
      <text:list-level-style-bullet text:level="8" text:style-name="WW8Num2z2" style:num-suffix="." text:bullet-char="">
        <style:list-level-properties text:space-before="3.75in" text:min-label-width="0.25in"/>
        <style:text-properties style:font-name="Wingdings"/>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2"/>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2" style:num-suffix="." text:bullet-char="">
        <style:list-level-properties text:space-before="1.75in" text:min-label-width="0.25in"/>
        <style:text-properties style:font-name="Wingdings"/>
      </text:list-level-style-bullet>
      <text:list-level-style-bullet text:level="5" text:style-name="WW8Num3z2" style:num-suffix="." text:bullet-char="">
        <style:list-level-properties text:space-before="2.25in" text:min-label-width="0.25in"/>
        <style:text-properties style:font-name="Wingdings"/>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2" style:num-suffix="." text:bullet-char="">
        <style:list-level-properties text:space-before="3.25in" text:min-label-width="0.25in"/>
        <style:text-properties style:font-name="Wingdings"/>
      </text:list-level-style-bullet>
      <text:list-level-style-bullet text:level="8" text:style-name="WW8Num3z2" style:num-suffix="." text:bullet-char="">
        <style:list-level-properties text:space-before="3.75in" text:min-label-width="0.25in"/>
        <style:text-properties style:font-name="Wingdings"/>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2"/>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2" style:num-suffix="." text:bullet-char="">
        <style:list-level-properties text:space-before="1.75in" text:min-label-width="0.25in"/>
        <style:text-properties style:font-name="Wingdings"/>
      </text:list-level-style-bullet>
      <text:list-level-style-bullet text:level="5" text:style-name="WW8Num5z2" style:num-suffix="." text:bullet-char="">
        <style:list-level-properties text:space-before="2.25in" text:min-label-width="0.25in"/>
        <style:text-properties style:font-name="Wingdings"/>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2" style:num-suffix="." text:bullet-char="">
        <style:list-level-properties text:space-before="3.25in" text:min-label-width="0.25in"/>
        <style:text-properties style:font-name="Wingdings"/>
      </text:list-level-style-bullet>
      <text:list-level-style-bullet text:level="8" text:style-name="WW8Num5z2" style:num-suffix="." text:bullet-char="">
        <style:list-level-properties text:space-before="3.75in" text:min-label-width="0.25in"/>
        <style:text-properties style:font-name="Wingdings"/>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701in" fo:page-height="11.6902in" style:num-format="1" style:print-orientation="portrait" fo:margin-top="0.7398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Table of Contents</dc:title>
    <meta:initial-creator>Abdoulaye Siby</meta:initial-creator>
    <meta:creation-date>2007-07-27T10:59:00</meta:creation-date>
    <dc:date>2007-08-21T11:59:52</dc:date>
    <dc:language>fr-CA</dc:language>
    <meta:editing-cycles>27</meta:editing-cycles>
    <meta:editing-duration>PT9H45M27S</meta:editing-duration>
    <meta:user-defined meta:name="Info 1"/>
    <meta:user-defined meta:name="Info 2"/>
    <meta:user-defined meta:name="Info 3"/>
    <meta:user-defined meta:name="Info 4"/>
    <meta:document-statistic meta:table-count="28" meta:image-count="0" meta:object-count="0" meta:page-count="16" meta:paragraph-count="345" meta:word-count="3428" meta:character-count="21560"/>
  </office:meta>
</office:document-meta>
</file>